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6.66" calcext:value-type="float">
            <text:p>56.66</text:p>
          </table:table-cell>
          <table:table-cell office:value-type="float" office:value="838.070007" calcext:value-type="float">
            <text:p>838.070007</text:p>
          </table:table-cell>
        </table:table-row>
        <table:table-row table:style-name="ro1">
          <table:table-cell office:value-type="float" office:value="106.279999" calcext:value-type="float">
            <text:p>106.279999</text:p>
          </table:table-cell>
          <table:table-cell office:value-type="float" office:value="57.099998" calcext:value-type="float">
            <text:p>57.099998</text:p>
          </table:table-cell>
          <table:table-cell office:value-type="float" office:value="851.75" calcext:value-type="float">
            <text:p>851.75</text:p>
          </table:table-cell>
        </table:table-row>
        <table:table-row table:style-name="ro1">
          <table:table-cell office:value-type="float" office:value="106.949997" calcext:value-type="float">
            <text:p>106.949997</text:p>
          </table:table-cell>
          <table:table-cell office:value-type="float" office:value="57.169998" calcext:value-type="float">
            <text:p>57.169998</text:p>
          </table:table-cell>
          <table:table-cell office:value-type="float" office:value="859.049988" calcext:value-type="float">
            <text:p>859.049988</text:p>
          </table:table-cell>
        </table:table-row>
        <table:table-row table:style-name="ro1">
          <table:table-cell office:value-type="float" office:value="108.150002" calcext:value-type="float">
            <text:p>108.150002</text:p>
          </table:table-cell>
          <table:table-cell office:value-type="float" office:value="57.450001" calcext:value-type="float">
            <text:p>57.450001</text:p>
          </table:table-cell>
          <table:table-cell office:value-type="float" office:value="874.950012" calcext:value-type="float">
            <text:p>874.950012</text:p>
          </table:table-cell>
        </table:table-row>
        <table:table-row table:style-name="ro1">
          <table:table-cell office:value-type="float" office:value="107.699997" calcext:value-type="float">
            <text:p>107.699997</text:p>
          </table:table-cell>
          <table:table-cell office:value-type="float" office:value="58.110001" calcext:value-type="float">
            <text:p>58.110001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07.220001" calcext:value-type="float">
            <text:p>107.220001</text:p>
          </table:table-cell>
          <table:table-cell office:value-type="float" office:value="58.279999" calcext:value-type="float">
            <text:p>58.27999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107.879997" calcext:value-type="float">
            <text:p>107.879997</text:p>
          </table:table-cell>
          <table:table-cell office:value-type="float" office:value="58.369999" calcext:value-type="float">
            <text:p>58.369999</text:p>
          </table:table-cell>
          <table:table-cell office:value-type="float" office:value="891.5" calcext:value-type="float">
            <text:p>891.5</text:p>
          </table:table-cell>
        </table:table-row>
        <table:table-row table:style-name="ro1">
          <table:table-cell office:value-type="float" office:value="109.650002" calcext:value-type="float">
            <text:p>109.650002</text:p>
          </table:table-cell>
          <table:table-cell office:value-type="float" office:value="57.959999" calcext:value-type="float">
            <text:p>57.959999</text:p>
          </table:table-cell>
          <table:table-cell office:value-type="float" office:value="910.820007" calcext:value-type="float">
            <text:p>910.820007</text:p>
          </table:table-cell>
        </table:table-row>
        <table:table-row table:style-name="ro1">
          <table:table-cell office:value-type="float" office:value="109.120003" calcext:value-type="float">
            <text:p>109.120003</text:p>
          </table:table-cell>
          <table:table-cell office:value-type="float" office:value="58.130001" calcext:value-type="float">
            <text:p>58.130001</text:p>
          </table:table-cell>
          <table:table-cell office:value-type="float" office:value="913.799988" calcext:value-type="float">
            <text:p>913.799988</text:p>
          </table:table-cell>
        </table:table-row>
        <table:table-row table:style-name="ro1">
          <table:table-cell office:value-type="float" office:value="109.379997" calcext:value-type="float">
            <text:p>109.379997</text:p>
          </table:table-cell>
          <table:table-cell office:value-type="float" office:value="57.799999" calcext:value-type="float">
            <text:p>57.799999</text:p>
          </table:table-cell>
          <table:table-cell office:value-type="float" office:value="899.650024" calcext:value-type="float">
            <text:p>899.650024</text:p>
          </table:table-cell>
        </table:table-row>
        <table:table-row table:style-name="ro1">
          <table:table-cell office:value-type="float" office:value="109.120003" calcext:value-type="float">
            <text:p>109.120003</text:p>
          </table:table-cell>
          <table:table-cell office:value-type="float" office:value="58" calcext:value-type="float">
            <text:p>58</text:p>
          </table:table-cell>
          <table:table-cell office:value-type="float" office:value="899.630005" calcext:value-type="float">
            <text:p>899.630005</text:p>
          </table:table-cell>
        </table:table-row>
        <table:table-row table:style-name="ro1">
          <table:table-cell office:value-type="float" office:value="109.529999" calcext:value-type="float">
            <text:p>109.529999</text:p>
          </table:table-cell>
          <table:table-cell office:value-type="float" office:value="57.740002" calcext:value-type="float">
            <text:p>57.740002</text:p>
          </table:table-cell>
          <table:table-cell office:value-type="float" office:value="907.039978" calcext:value-type="float">
            <text:p>907.039978</text:p>
          </table:table-cell>
        </table:table-row>
        <table:table-row table:style-name="ro1">
          <table:table-cell office:value-type="float" office:value="109.360001" calcext:value-type="float">
            <text:p>109.360001</text:p>
          </table:table-cell>
          <table:table-cell office:value-type="float" office:value="57.880001" calcext:value-type="float">
            <text:p>57.880001</text:p>
          </table:table-cell>
          <table:table-cell office:value-type="float" office:value="903.090027" calcext:value-type="float">
            <text:p>903.090027</text:p>
          </table:table-cell>
        </table:table-row>
        <table:table-row table:style-name="ro1">
          <table:table-cell office:value-type="float" office:value="108.639999" calcext:value-type="float">
            <text:p>108.639999</text:p>
          </table:table-cell>
          <table:table-cell office:value-type="float" office:value="57.610001" calcext:value-type="float">
            <text:p>57.610001</text:p>
          </table:table-cell>
          <table:table-cell office:value-type="float" office:value="891.450012" calcext:value-type="float">
            <text:p>891.450012</text:p>
          </table:table-cell>
        </table:table-row>
        <table:table-row table:style-name="ro1">
          <table:table-cell office:value-type="float" office:value="106.169998" calcext:value-type="float">
            <text:p>106.169998</text:p>
          </table:table-cell>
          <table:table-cell office:value-type="float" office:value="57.68" calcext:value-type="float">
            <text:p>57.68</text:p>
          </table:table-cell>
          <table:table-cell office:value-type="float" office:value="887.5" calcext:value-type="float">
            <text:p>887.5</text:p>
          </table:table-cell>
        </table:table-row>
        <table:table-row table:style-name="ro1">
          <table:table-cell office:value-type="float" office:value="105.809998" calcext:value-type="float">
            <text:p>105.809998</text:p>
          </table:table-cell>
          <table:table-cell office:value-type="float" office:value="57.59" calcext:value-type="float">
            <text:p>57.59</text:p>
          </table:table-cell>
          <table:table-cell office:value-type="float" office:value="900.98999" calcext:value-type="float">
            <text:p>900.98999</text:p>
          </table:table-cell>
        </table:table-row>
        <table:table-row table:style-name="ro1">
          <table:table-cell office:value-type="float" office:value="105.889999" calcext:value-type="float">
            <text:p>105.889999</text:p>
          </table:table-cell>
          <table:table-cell office:value-type="float" office:value="58.599998" calcext:value-type="float">
            <text:p>58.599998</text:p>
          </table:table-cell>
          <table:table-cell office:value-type="float" office:value="907.840027" calcext:value-type="float">
            <text:p>907.840027</text:p>
          </table:table-cell>
        </table:table-row>
        <table:table-row table:style-name="ro1">
          <table:table-cell office:value-type="float" office:value="104.400002" calcext:value-type="float">
            <text:p>104.400002</text:p>
          </table:table-cell>
          <table:table-cell office:value-type="float" office:value="59.709999" calcext:value-type="float">
            <text:p>59.709999</text:p>
          </table:table-cell>
          <table:table-cell office:value-type="float" office:value="899.700012" calcext:value-type="float">
            <text:p>899.700012</text:p>
          </table:table-cell>
        </table:table-row>
        <table:table-row table:style-name="ro1">
          <table:table-cell office:value-type="float" office:value="104.800003" calcext:value-type="float">
            <text:p>104.800003</text:p>
          </table:table-cell>
          <table:table-cell office:value-type="float" office:value="60.200001" calcext:value-type="float">
            <text:p>60.200001</text:p>
          </table:table-cell>
          <table:table-cell office:value-type="float" office:value="902.669983" calcext:value-type="float">
            <text:p>902.669983</text:p>
          </table:table-cell>
        </table:table-row>
        <table:table-row table:style-name="ro1">
          <table:table-cell office:value-type="float" office:value="105.790001" calcext:value-type="float">
            <text:p>105.790001</text:p>
          </table:table-cell>
          <table:table-cell office:value-type="float" office:value="61" calcext:value-type="float">
            <text:p>61</text:p>
          </table:table-cell>
          <table:table-cell office:value-type="float" office:value="908.679993" calcext:value-type="float">
            <text:p>908.679993</text:p>
          </table:table-cell>
        </table:table-row>
        <table:table-row table:style-name="ro1">
          <table:table-cell office:value-type="float" office:value="106.300003" calcext:value-type="float">
            <text:p>106.300003</text:p>
          </table:table-cell>
          <table:table-cell office:value-type="float" office:value="60.650002" calcext:value-type="float">
            <text:p>60.650002</text:p>
          </table:table-cell>
          <table:table-cell office:value-type="float" office:value="907.039978" calcext:value-type="float">
            <text:p>907.039978</text:p>
          </table:table-cell>
        </table:table-row>
        <table:table-row table:style-name="ro1">
          <table:table-cell office:value-type="float" office:value="106.400002" calcext:value-type="float">
            <text:p>106.400002</text:p>
          </table:table-cell>
          <table:table-cell office:value-type="float" office:value="61.23" calcext:value-type="float">
            <text:p>61.23</text:p>
          </table:table-cell>
          <table:table-cell office:value-type="float" office:value="910.299988" calcext:value-type="float">
            <text:p>910.299988</text:p>
          </table:table-cell>
        </table:table-row>
        <table:table-row table:style-name="ro1">
          <table:table-cell office:value-type="float" office:value="105.959999" calcext:value-type="float">
            <text:p>105.959999</text:p>
          </table:table-cell>
          <table:table-cell office:value-type="float" office:value="61.630001" calcext:value-type="float">
            <text:p>61.630001</text:p>
          </table:table-cell>
          <table:table-cell office:value-type="float" office:value="914.390015" calcext:value-type="float">
            <text:p>914.390015</text:p>
          </table:table-cell>
        </table:table-row>
        <table:table-row table:style-name="ro1">
          <table:table-cell office:value-type="float" office:value="107.050003" calcext:value-type="float">
            <text:p>107.050003</text:p>
          </table:table-cell>
          <table:table-cell office:value-type="float" office:value="59.41" calcext:value-type="float">
            <text:p>59.41</text:p>
          </table:table-cell>
          <table:table-cell office:value-type="float" office:value="948.830017" calcext:value-type="float">
            <text:p>948.830017</text:p>
          </table:table-cell>
        </table:table-row>
        <table:table-row table:style-name="ro1">
          <table:table-cell office:value-type="float" office:value="106.260002" calcext:value-type="float">
            <text:p>106.260002</text:p>
          </table:table-cell>
          <table:table-cell office:value-type="float" office:value="60" calcext:value-type="float">
            <text:p>60</text:p>
          </table:table-cell>
          <table:table-cell office:value-type="float" office:value="927.799988" calcext:value-type="float">
            <text:p>927.799988</text:p>
          </table:table-cell>
        </table:table-row>
        <table:table-row table:style-name="ro1">
          <table:table-cell office:value-type="float" office:value="106.110001" calcext:value-type="float">
            <text:p>106.110001</text:p>
          </table:table-cell>
          <table:table-cell office:value-type="float" office:value="60.150002" calcext:value-type="float">
            <text:p>60.150002</text:p>
          </table:table-cell>
          <table:table-cell office:value-type="float" office:value="946.650024" calcext:value-type="float">
            <text:p>946.650024</text:p>
          </table:table-cell>
        </table:table-row>
        <table:table-row table:style-name="ro1">
          <table:table-cell office:value-type="float" office:value="105.360001" calcext:value-type="float">
            <text:p>105.360001</text:p>
          </table:table-cell>
          <table:table-cell office:value-type="float" office:value="60.52" calcext:value-type="float">
            <text:p>60.5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06.239998" calcext:value-type="float">
            <text:p>106.239998</text:p>
          </table:table-cell>
          <table:table-cell office:value-type="float" office:value="60.650002" calcext:value-type="float">
            <text:p>60.650002</text:p>
          </table:table-cell>
          <table:table-cell office:value-type="float" office:value="944.75" calcext:value-type="float">
            <text:p>944.75</text:p>
          </table:table-cell>
        </table:table-row>
        <table:table-row table:style-name="ro1">
          <table:table-cell office:value-type="float" office:value="104.919998" calcext:value-type="float">
            <text:p>104.919998</text:p>
          </table:table-cell>
          <table:table-cell office:value-type="float" office:value="60.950001" calcext:value-type="float">
            <text:p>60.950001</text:p>
          </table:table-cell>
          <table:table-cell office:value-type="float" office:value="940.52002" calcext:value-type="float">
            <text:p>940.52002</text:p>
          </table:table-cell>
        </table:table-row>
        <table:table-row table:style-name="ro1">
          <table:table-cell office:value-type="float" office:value="105.93" calcext:value-type="float">
            <text:p>105.93</text:p>
          </table:table-cell>
          <table:table-cell office:value-type="float" office:value="61.07" calcext:value-type="float">
            <text:p>61.07</text:p>
          </table:table-cell>
          <table:table-cell office:value-type="float" office:value="940.950012" calcext:value-type="float">
            <text:p>940.950012</text:p>
          </table:table-cell>
        </table:table-row>
        <table:table-row table:style-name="ro1">
          <table:table-cell office:value-type="float" office:value="106.510002" calcext:value-type="float">
            <text:p>106.510002</text:p>
          </table:table-cell>
          <table:table-cell office:value-type="float" office:value="60.580002" calcext:value-type="float">
            <text:p>60.580002</text:p>
          </table:table-cell>
          <table:table-cell office:value-type="float" office:value="952.799988" calcext:value-type="float">
            <text:p>952.799988</text:p>
          </table:table-cell>
        </table:table-row>
        <table:table-row table:style-name="ro1">
          <table:table-cell office:value-type="float" office:value="105.82" calcext:value-type="float">
            <text:p>105.82</text:p>
          </table:table-cell>
          <table:table-cell office:value-type="float" office:value="60.880001" calcext:value-type="float">
            <text:p>60.880001</text:p>
          </table:table-cell>
          <table:table-cell office:value-type="float" office:value="953.5" calcext:value-type="float">
            <text:p>953.5</text:p>
          </table:table-cell>
        </table:table-row>
        <table:table-row table:style-name="ro1">
          <table:table-cell office:value-type="float" office:value="107.080002" calcext:value-type="float">
            <text:p>107.080002</text:p>
          </table:table-cell>
          <table:table-cell office:value-type="float" office:value="60.450001" calcext:value-type="float">
            <text:p>60.450001</text:p>
          </table:table-cell>
          <table:table-cell office:value-type="float" office:value="945.109985" calcext:value-type="float">
            <text:p>945.109985</text:p>
          </table:table-cell>
        </table:table-row>
        <table:table-row table:style-name="ro1">
          <table:table-cell office:value-type="float" office:value="106.059998" calcext:value-type="float">
            <text:p>106.059998</text:p>
          </table:table-cell>
          <table:table-cell office:value-type="float" office:value="60.279999" calcext:value-type="float">
            <text:p>60.279999</text:p>
          </table:table-cell>
          <table:table-cell office:value-type="float" office:value="954.5" calcext:value-type="float">
            <text:p>954.5</text:p>
          </table:table-cell>
        </table:table-row>
        <table:table-row table:style-name="ro1">
          <table:table-cell office:value-type="float" office:value="107.150002" calcext:value-type="float">
            <text:p>107.150002</text:p>
          </table:table-cell>
          <table:table-cell office:value-type="float" office:value="60.419998" calcext:value-type="float">
            <text:p>60.419998</text:p>
          </table:table-cell>
          <table:table-cell office:value-type="float" office:value="958.72998" calcext:value-type="float">
            <text:p>958.72998</text:p>
          </table:table-cell>
        </table:table-row>
        <table:table-row table:style-name="ro1">
          <table:table-cell office:value-type="float" office:value="107.57" calcext:value-type="float">
            <text:p>107.57</text:p>
          </table:table-cell>
          <table:table-cell office:value-type="float" office:value="60.68" calcext:value-type="float">
            <text:p>60.68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06.169998" calcext:value-type="float">
            <text:p>106.169998</text:p>
          </table:table-cell>
          <table:table-cell office:value-type="float" office:value="59.970001" calcext:value-type="float">
            <text:p>59.970001</text:p>
          </table:table-cell>
          <table:table-cell office:value-type="float" office:value="954.700012" calcext:value-type="float">
            <text:p>954.700012</text:p>
          </table:table-cell>
        </table:table-row>
        <table:table-row table:style-name="ro1">
          <table:table-cell office:value-type="float" office:value="104.550003" calcext:value-type="float">
            <text:p>104.550003</text:p>
          </table:table-cell>
          <table:table-cell office:value-type="float" office:value="59.73" calcext:value-type="float">
            <text:p>59.73</text:p>
          </table:table-cell>
          <table:table-cell office:value-type="float" office:value="944.799988" calcext:value-type="float">
            <text:p>944.799988</text:p>
          </table:table-cell>
        </table:table-row>
        <table:table-row table:style-name="ro1">
          <table:table-cell office:value-type="float" office:value="105.519997" calcext:value-type="float">
            <text:p>105.519997</text:p>
          </table:table-cell>
          <table:table-cell office:value-type="float" office:value="59.939999" calcext:value-type="float">
            <text:p>59.939999</text:p>
          </table:table-cell>
          <table:table-cell office:value-type="float" office:value="962.840027" calcext:value-type="float">
            <text:p>962.840027</text:p>
          </table:table-cell>
        </table:table-row>
        <table:table-row table:style-name="ro1">
          <table:table-cell office:value-type="float" office:value="107.089996" calcext:value-type="float">
            <text:p>107.089996</text:p>
          </table:table-cell>
          <table:table-cell office:value-type="float" office:value="61.029999" calcext:value-type="float">
            <text:p>61.029999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06.07" calcext:value-type="float">
            <text:p>106.07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975.02002" calcext:value-type="float">
            <text:p>975.02002</text:p>
          </table:table-cell>
        </table:table-row>
        <table:table-row table:style-name="ro1">
          <table:table-cell office:value-type="float" office:value="106.099998" calcext:value-type="float">
            <text:p>106.099998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06.099998" calcext:value-type="float">
            <text:p>106.099998</text:p>
          </table:table-cell>
          <table:table-cell office:value-type="float" office:value="62.009998" calcext:value-type="float">
            <text:p>62.009998</text:p>
          </table:table-cell>
          <table:table-cell office:value-type="float" office:value="984.849976" calcext:value-type="float">
            <text:p>984.849976</text:p>
          </table:table-cell>
        </table:table-row>
        <table:table-row table:style-name="ro1">
          <table:table-cell office:value-type="float" office:value="105.050003" calcext:value-type="float">
            <text:p>105.050003</text:p>
          </table:table-cell>
          <table:table-cell office:value-type="float" office:value="63.009998" calcext:value-type="float">
            <text:p>63.009998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04.349998" calcext:value-type="float">
            <text:p>104.349998</text:p>
          </table:table-cell>
          <table:table-cell office:value-type="float" office:value="63.07" calcext:value-type="float">
            <text:p>63.07</text:p>
          </table:table-cell>
          <table:table-cell office:value-type="float" office:value="996.51001" calcext:value-type="float">
            <text:p>996.51001</text:p>
          </table:table-cell>
        </table:table-row>
        <table:table-row table:style-name="ro1">
          <table:table-cell office:value-type="float" office:value="103.550003" calcext:value-type="float">
            <text:p>103.550003</text:p>
          </table:table-cell>
          <table:table-cell office:value-type="float" office:value="63.27" calcext:value-type="float">
            <text:p>63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3.690002" calcext:value-type="float">
            <text:p>103.690002</text:p>
          </table:table-cell>
          <table:table-cell office:value-type="float" office:value="63.509998" calcext:value-type="float">
            <text:p>63.509998</text:p>
          </table:table-cell>
          <table:table-cell office:value-type="float" office:value="998.590027" calcext:value-type="float">
            <text:p>998.590027</text:p>
          </table:table-cell>
        </table:table-row>
        <table:table-row table:style-name="ro1">
          <table:table-cell office:value-type="float" office:value="103.82" calcext:value-type="float">
            <text:p>103.82</text:p>
          </table:table-cell>
          <table:table-cell office:value-type="float" office:value="63.880001" calcext:value-type="float">
            <text:p>63.880001</text:p>
          </table:table-cell>
          <table:table-cell office:value-type="float" office:value="998.98999" calcext:value-type="float">
            <text:p>998.98999</text:p>
          </table:table-cell>
        </table:table-row>
        <table:table-row table:style-name="ro1">
          <table:table-cell office:value-type="float" office:value="102.800003" calcext:value-type="float">
            <text:p>102.800003</text:p>
          </table:table-cell>
          <table:table-cell office:value-type="float" office:value="64.849998" calcext:value-type="float">
            <text:p>64.849998</text:p>
          </table:table-cell>
          <table:table-cell office:value-type="float" office:value="1007.22998" calcext:value-type="float">
            <text:p>1007.22998</text:p>
          </table:table-cell>
        </table:table-row>
        <table:table-row table:style-name="ro1">
          <table:table-cell office:value-type="float" office:value="103.110001" calcext:value-type="float">
            <text:p>103.110001</text:p>
          </table:table-cell>
          <table:table-cell office:value-type="float" office:value="64.220001" calcext:value-type="float">
            <text:p>64.22000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3.970001" calcext:value-type="float">
            <text:p>103.970001</text:p>
          </table:table-cell>
          <table:table-cell office:value-type="float" office:value="64.129997" calcext:value-type="float">
            <text:p>64.129997</text:p>
          </table:table-cell>
          <table:table-cell office:value-type="float" office:value="1005.950012" calcext:value-type="float">
            <text:p>1005.950012</text:p>
          </table:table-cell>
        </table:table-row>
        <table:table-row table:style-name="ro1">
          <table:table-cell office:value-type="float" office:value="103.769997" calcext:value-type="float">
            <text:p>103.769997</text:p>
          </table:table-cell>
          <table:table-cell office:value-type="float" office:value="63.439999" calcext:value-type="float">
            <text:p>63.439999</text:p>
          </table:table-cell>
          <table:table-cell office:value-type="float" office:value="1012.059998" calcext:value-type="float">
            <text:p>1012.059998</text:p>
          </table:table-cell>
        </table:table-row>
        <table:table-row table:style-name="ro1">
          <table:table-cell office:value-type="float" office:value="104.010002" calcext:value-type="float">
            <text:p>104.010002</text:p>
          </table:table-cell>
          <table:table-cell office:value-type="float" office:value="62.369999" calcext:value-type="float">
            <text:p>62.369999</text:p>
          </table:table-cell>
          <table:table-cell office:value-type="float" office:value="1012.5" calcext:value-type="float">
            <text:p>1012.5</text:p>
          </table:table-cell>
        </table:table-row>
        <table:table-row table:style-name="ro1">
          <table:table-cell office:value-type="float" office:value="106.400002" calcext:value-type="float">
            <text:p>106.400002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08.339996" calcext:value-type="float">
            <text:p>108.339996</text:p>
          </table:table-cell>
          <table:table-cell office:value-type="float" office:value="61.119999" calcext:value-type="float">
            <text:p>61.119999</text:p>
          </table:table-cell>
          <table:table-cell office:value-type="float" office:value="977.98999" calcext:value-type="float">
            <text:p>977.98999</text:p>
          </table:table-cell>
        </table:table-row>
        <table:table-row table:style-name="ro1">
          <table:table-cell office:value-type="float" office:value="107.910004" calcext:value-type="float">
            <text:p>107.910004</text:p>
          </table:table-cell>
          <table:table-cell office:value-type="float" office:value="60.669998" calcext:value-type="float">
            <text:p>60.669998</text:p>
          </table:table-cell>
          <table:table-cell office:value-type="float" office:value="988.590027" calcext:value-type="float">
            <text:p>988.590027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59.919998" calcext:value-type="float">
            <text:p>59.919998</text:p>
          </table:table-cell>
          <table:table-cell office:value-type="float" office:value="958.700012" calcext:value-type="float">
            <text:p>958.700012</text:p>
          </table:table-cell>
        </table:table-row>
        <table:table-row table:style-name="ro1">
          <table:table-cell office:value-type="float" office:value="106.940002" calcext:value-type="float">
            <text:p>106.940002</text:p>
          </table:table-cell>
          <table:table-cell office:value-type="float" office:value="59.889999" calcext:value-type="float">
            <text:p>59.889999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8.309998" calcext:value-type="float">
            <text:p>108.309998</text:p>
          </table:table-cell>
          <table:table-cell office:value-type="float" office:value="60.349998" calcext:value-type="float">
            <text:p>60.34999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6.25" calcext:value-type="float">
            <text:p>106.25</text:p>
          </table:table-cell>
          <table:table-cell office:value-type="float" office:value="60.98" calcext:value-type="float">
            <text:p>60.98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05.889999" calcext:value-type="float">
            <text:p>105.889999</text:p>
          </table:table-cell>
          <table:table-cell office:value-type="float" office:value="60" calcext:value-type="float">
            <text:p>60</text:p>
          </table:table-cell>
          <table:table-cell office:value-type="float" office:value="998.700012" calcext:value-type="float">
            <text:p>998.700012</text:p>
          </table:table-cell>
        </table:table-row>
        <table:table-row table:style-name="ro1">
          <table:table-cell office:value-type="float" office:value="104.480003" calcext:value-type="float">
            <text:p>104.480003</text:p>
          </table:table-cell>
          <table:table-cell office:value-type="float" office:value="60.09" calcext:value-type="float">
            <text:p>60.09</text:p>
          </table:table-cell>
          <table:table-cell office:value-type="float" office:value="1002.22998" calcext:value-type="float">
            <text:p>1002.22998</text:p>
          </table:table-cell>
        </table:table-row>
        <table:table-row table:style-name="ro1">
          <table:table-cell office:value-type="float" office:value="104.25" calcext:value-type="float">
            <text:p>104.25</text:p>
          </table:table-cell>
          <table:table-cell office:value-type="float" office:value="59.759998" calcext:value-type="float">
            <text:p>59.759998</text:p>
          </table:table-cell>
          <table:table-cell office:value-type="float" office:value="1002.539978" calcext:value-type="float">
            <text:p>1002.539978</text:p>
          </table:table-cell>
        </table:table-row>
        <table:table-row table:style-name="ro1">
          <table:table-cell office:value-type="float" office:value="105.029999" calcext:value-type="float">
            <text:p>105.029999</text:p>
          </table:table-cell>
          <table:table-cell office:value-type="float" office:value="60.02" calcext:value-type="float">
            <text:p>60.02</text:p>
          </table:table-cell>
          <table:table-cell office:value-type="float" office:value="1008.5" calcext:value-type="float">
            <text:p>1008.5</text:p>
          </table:table-cell>
        </table:table-row>
        <table:table-row table:style-name="ro1">
          <table:table-cell office:value-type="float" office:value="104.730003" calcext:value-type="float">
            <text:p>104.730003</text:p>
          </table:table-cell>
          <table:table-cell office:value-type="float" office:value="59.540001" calcext:value-type="float">
            <text:p>59.540001</text:p>
          </table:table-cell>
          <table:table-cell office:value-type="float" office:value="990.690002" calcext:value-type="float">
            <text:p>990.690002</text:p>
          </table:table-cell>
        </table:table-row>
        <table:table-row table:style-name="ro1">
          <table:table-cell office:value-type="float" office:value="104.43" calcext:value-type="float">
            <text:p>104.43</text:p>
          </table:table-cell>
          <table:table-cell office:value-type="float" office:value="59.060001" calcext:value-type="float">
            <text:p>59.060001</text:p>
          </table:table-cell>
          <table:table-cell office:value-type="float" office:value="978.549988" calcext:value-type="float">
            <text:p>978.549988</text:p>
          </table:table-cell>
        </table:table-row>
        <table:table-row table:style-name="ro1">
          <table:table-cell office:value-type="float" office:value="104.379997" calcext:value-type="float">
            <text:p>104.379997</text:p>
          </table:table-cell>
          <table:table-cell office:value-type="float" office:value="59.169998" calcext:value-type="float">
            <text:p>59.16999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04.529999" calcext:value-type="float">
            <text:p>104.529999</text:p>
          </table:table-cell>
          <table:table-cell office:value-type="float" office:value="58.68" calcext:value-type="float">
            <text:p>58.68</text:p>
          </table:table-cell>
          <table:table-cell office:value-type="float" office:value="980.119995" calcext:value-type="float">
            <text:p>980.119995</text:p>
          </table:table-cell>
        </table:table-row>
        <table:table-row table:style-name="ro1">
          <table:table-cell office:value-type="float" office:value="104.239998" calcext:value-type="float">
            <text:p>104.239998</text:p>
          </table:table-cell>
          <table:table-cell office:value-type="float" office:value="58.900002" calcext:value-type="float">
            <text:p>58.900002</text:p>
          </table:table-cell>
          <table:table-cell office:value-type="float" office:value="972.789978" calcext:value-type="float">
            <text:p>972.789978</text:p>
          </table:table-cell>
        </table:table-row>
        <table:table-row table:style-name="ro1">
          <table:table-cell office:value-type="float" office:value="105.989998" calcext:value-type="float">
            <text:p>105.989998</text:p>
          </table:table-cell>
          <table:table-cell office:value-type="float" office:value="58.43" calcext:value-type="float">
            <text:p>58.43</text:p>
          </table:table-cell>
          <table:table-cell office:value-type="float" office:value="961.530029" calcext:value-type="float">
            <text:p>961.530029</text:p>
          </table:table-cell>
        </table:table-row>
        <table:table-row table:style-name="ro1">
          <table:table-cell office:value-type="float" office:value="104.669998" calcext:value-type="float">
            <text:p>104.669998</text:p>
          </table:table-cell>
          <table:table-cell office:value-type="float" office:value="57.799999" calcext:value-type="float">
            <text:p>57.799999</text:p>
          </table:table-cell>
          <table:table-cell office:value-type="float" office:value="964.659973" calcext:value-type="float">
            <text:p>964.659973</text:p>
          </table:table-cell>
        </table:table-row>
        <table:table-row table:style-name="ro1">
          <table:table-cell office:value-type="float" office:value="103.589996" calcext:value-type="float">
            <text:p>103.589996</text:p>
          </table:table-cell>
          <table:table-cell office:value-type="float" office:value="57.790001" calcext:value-type="float">
            <text:p>57.790001</text:p>
          </table:table-cell>
          <table:table-cell office:value-type="float" office:value="969.549988" calcext:value-type="float">
            <text:p>969.549988</text:p>
          </table:table-cell>
        </table:table-row>
        <table:table-row table:style-name="ro1">
          <table:table-cell office:value-type="float" office:value="103.440002" calcext:value-type="float">
            <text:p>103.440002</text:p>
          </table:table-cell>
          <table:table-cell office:value-type="float" office:value="58.18" calcext:value-type="float">
            <text:p>58.18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03.150002" calcext:value-type="float">
            <text:p>103.150002</text:p>
          </table:table-cell>
          <table:table-cell office:value-type="float" office:value="57.91" calcext:value-type="float">
            <text:p>57.9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8.209999" calcext:value-type="float">
            <text:p>58.209999</text:p>
          </table:table-cell>
          <table:table-cell office:value-type="float" office:value="1000.650024" calcext:value-type="float">
            <text:p>1000.650024</text:p>
          </table:table-cell>
        </table:table-row>
        <table:table-row table:style-name="ro1">
          <table:table-cell office:value-type="float" office:value="103.800003" calcext:value-type="float">
            <text:p>103.800003</text:p>
          </table:table-cell>
          <table:table-cell office:value-type="float" office:value="58.799999" calcext:value-type="float">
            <text:p>58.799999</text:p>
          </table:table-cell>
          <table:table-cell office:value-type="float" office:value="1004.619995" calcext:value-type="float">
            <text:p>1004.619995</text:p>
          </table:table-cell>
        </table:table-row>
        <table:table-row table:style-name="ro1">
          <table:table-cell office:value-type="float" office:value="104.379997" calcext:value-type="float">
            <text:p>104.379997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1002.400024" calcext:value-type="float">
            <text:p>1002.400024</text:p>
          </table:table-cell>
        </table:table-row>
        <table:table-row table:style-name="ro1">
          <table:table-cell office:value-type="float" office:value="104.32" calcext:value-type="float">
            <text:p>104.32</text:p>
          </table:table-cell>
          <table:table-cell office:value-type="float" office:value="58.73" calcext:value-type="float">
            <text:p>58.73</text:p>
          </table:table-cell>
          <table:table-cell office:value-type="float" office:value="1004.690002" calcext:value-type="float">
            <text:p>1004.690002</text:p>
          </table:table-cell>
        </table:table-row>
        <table:table-row table:style-name="ro1">
          <table:table-cell office:value-type="float" office:value="104.599998" calcext:value-type="float">
            <text:p>104.599998</text:p>
          </table:table-cell>
          <table:table-cell office:value-type="float" office:value="58.119999" calcext:value-type="float">
            <text:p>58.11999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3.559998" calcext:value-type="float">
            <text:p>103.559998</text:p>
          </table:table-cell>
          <table:table-cell office:value-type="float" office:value="58.150002" calcext:value-type="float">
            <text:p>58.15000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.41" calcext:value-type="float">
            <text:p>58.41</text:p>
          </table:table-cell>
          <table:table-cell office:value-type="float" office:value="1031.589966" calcext:value-type="float">
            <text:p>1031.589966</text:p>
          </table:table-cell>
        </table:table-row>
        <table:table-row table:style-name="ro1">
          <table:table-cell office:value-type="float" office:value="104.18" calcext:value-type="float">
            <text:p>104.18</text:p>
          </table:table-cell>
          <table:table-cell office:value-type="float" office:value="57.919998" calcext:value-type="float">
            <text:p>57.919998</text:p>
          </table:table-cell>
          <table:table-cell office:value-type="float" office:value="1021.280029" calcext:value-type="float">
            <text:p>1021.280029</text:p>
          </table:table-cell>
        </table:table-row>
        <table:table-row table:style-name="ro1">
          <table:table-cell office:value-type="float" office:value="103.18" calcext:value-type="float">
            <text:p>103.18</text:p>
          </table:table-cell>
          <table:table-cell office:value-type="float" office:value="58" calcext:value-type="float">
            <text:p>58</text:p>
          </table:table-cell>
          <table:table-cell office:value-type="float" office:value="1028.339966" calcext:value-type="float">
            <text:p>1028.339966</text:p>
          </table:table-cell>
        </table:table-row>
        <table:table-row table:style-name="ro1">
          <table:table-cell office:value-type="float" office:value="104.449997" calcext:value-type="float">
            <text:p>104.449997</text:p>
          </table:table-cell>
          <table:table-cell office:value-type="float" office:value="58.220001" calcext:value-type="float">
            <text:p>58.220001</text:p>
          </table:table-cell>
          <table:table-cell office:value-type="float" office:value="1038.050049" calcext:value-type="float">
            <text:p>1038.050049</text:p>
          </table:table-cell>
        </table:table-row>
        <table:table-row table:style-name="ro1">
          <table:table-cell office:value-type="float" office:value="104.629997" calcext:value-type="float">
            <text:p>104.629997</text:p>
          </table:table-cell>
          <table:table-cell office:value-type="float" office:value="58.799999" calcext:value-type="float">
            <text:p>58.799999</text:p>
          </table:table-cell>
          <table:table-cell office:value-type="float" office:value="1043.199951" calcext:value-type="float">
            <text:p>1043.199951</text:p>
          </table:table-cell>
        </table:table-row>
        <table:table-row table:style-name="ro1">
          <table:table-cell office:value-type="float" office:value="104.879997" calcext:value-type="float">
            <text:p>104.879997</text:p>
          </table:table-cell>
          <table:table-cell office:value-type="float" office:value="58.25" calcext:value-type="float">
            <text:p>58.25</text:p>
          </table:table-cell>
          <table:table-cell office:value-type="float" office:value="1069.550049" calcext:value-type="float">
            <text:p>1069.550049</text:p>
          </table:table-cell>
        </table:table-row>
        <table:table-row table:style-name="ro1">
          <table:table-cell office:value-type="float" office:value="106.709999" calcext:value-type="float">
            <text:p>106.709999</text:p>
          </table:table-cell>
          <table:table-cell office:value-type="float" office:value="55.23" calcext:value-type="float">
            <text:p>55.23</text:p>
          </table:table-cell>
          <table:table-cell office:value-type="float" office:value="1012.140015" calcext:value-type="float">
            <text:p>1012.140015</text:p>
          </table:table-cell>
        </table:table-row>
        <table:table-row table:style-name="ro1">
          <table:table-cell office:value-type="float" office:value="108.389999" calcext:value-type="float">
            <text:p>108.389999</text:p>
          </table:table-cell>
          <table:table-cell office:value-type="float" office:value="54.48" calcext:value-type="float">
            <text:p>54.48</text:p>
          </table:table-cell>
          <table:table-cell office:value-type="float" office:value="1019.049988" calcext:value-type="float">
            <text:p>1019.049988</text:p>
          </table:table-cell>
        </table:table-row>
        <table:table-row table:style-name="ro1">
          <table:table-cell office:value-type="float" office:value="109.540001" calcext:value-type="float">
            <text:p>109.540001</text:p>
          </table:table-cell>
          <table:table-cell office:value-type="float" office:value="54.57" calcext:value-type="float">
            <text:p>54.57</text:p>
          </table:table-cell>
          <table:table-cell office:value-type="float" office:value="996.109985" calcext:value-type="float">
            <text:p>996.109985</text:p>
          </table:table-cell>
        </table:table-row>
        <table:table-row table:style-name="ro1">
          <table:table-cell office:value-type="float" office:value="110.389999" calcext:value-type="float">
            <text:p>110.389999</text:p>
          </table:table-cell>
          <table:table-cell office:value-type="float" office:value="54.75" calcext:value-type="float">
            <text:p>54.75</text:p>
          </table:table-cell>
          <table:table-cell office:value-type="float" office:value="1001.77002" calcext:value-type="float">
            <text:p>1001.77002</text:p>
          </table:table-cell>
        </table:table-row>
        <table:table-row table:style-name="ro1">
          <table:table-cell office:value-type="float" office:value="110.230003" calcext:value-type="float">
            <text:p>110.230003</text:p>
          </table:table-cell>
          <table:table-cell office:value-type="float" office:value="55.639999" calcext:value-type="float">
            <text:p>55.639999</text:p>
          </table:table-cell>
          <table:table-cell office:value-type="float" office:value="999.469971" calcext:value-type="float">
            <text:p>999.469971</text:p>
          </table:table-cell>
        </table:table-row>
        <table:table-row table:style-name="ro1">
          <table:table-cell office:value-type="float" office:value="109.43" calcext:value-type="float">
            <text:p>109.43</text:p>
          </table:table-cell>
          <table:table-cell office:value-type="float" office:value="55.970001" calcext:value-type="float">
            <text:p>55.970001</text:p>
          </table:table-cell>
          <table:table-cell office:value-type="float" office:value="989.679993" calcext:value-type="float">
            <text:p>989.679993</text:p>
          </table:table-cell>
        </table:table-row>
        <table:table-row table:style-name="ro1">
          <table:table-cell office:value-type="float" office:value="109.809998" calcext:value-type="float">
            <text:p>109.809998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990.650024" calcext:value-type="float">
            <text:p>990.6500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.549999" calcext:value-type="float">
            <text:p>55.549999</text:p>
          </table:table-cell>
          <table:table-cell office:value-type="float" office:value="994.349976" calcext:value-type="float">
            <text:p>994.349976</text:p>
          </table:table-cell>
        </table:table-row>
        <table:table-row table:style-name="ro1">
          <table:table-cell office:value-type="float" office:value="110.739998" calcext:value-type="float">
            <text:p>110.739998</text:p>
          </table:table-cell>
          <table:table-cell office:value-type="float" office:value="54.43" calcext:value-type="float">
            <text:p>54.43</text:p>
          </table:table-cell>
          <table:table-cell office:value-type="float" office:value="982.599976" calcext:value-type="float">
            <text:p>982.599976</text:p>
          </table:table-cell>
        </table:table-row>
        <table:table-row table:style-name="ro1">
          <table:table-cell office:value-type="float" office:value="111.230003" calcext:value-type="float">
            <text:p>111.230003</text:p>
          </table:table-cell>
          <table:table-cell office:value-type="float" office:value="53.52" calcext:value-type="float">
            <text:p>53.52</text:p>
          </table:table-cell>
          <table:table-cell office:value-type="float" office:value="976.299988" calcext:value-type="float">
            <text:p>976.299988</text:p>
          </table:table-cell>
        </table:table-row>
        <table:table-row table:style-name="ro1">
          <table:table-cell office:value-type="float" office:value="110.199997" calcext:value-type="float">
            <text:p>110.199997</text:p>
          </table:table-cell>
          <table:table-cell office:value-type="float" office:value="53.049999" calcext:value-type="float">
            <text:p>53.04999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9.260002" calcext:value-type="float">
            <text:p>109.260002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978.409973" calcext:value-type="float">
            <text:p>978.409973</text:p>
          </table:table-cell>
        </table:table-row>
        <table:table-row table:style-name="ro1">
          <table:table-cell office:value-type="float" office:value="108.75" calcext:value-type="float">
            <text:p>108.75</text:p>
          </table:table-cell>
          <table:table-cell office:value-type="float" office:value="53.41" calcext:value-type="float">
            <text:p>53.41</text:p>
          </table:table-cell>
          <table:table-cell office:value-type="float" office:value="988.900024" calcext:value-type="float">
            <text:p>988.900024</text:p>
          </table:table-cell>
        </table:table-row>
        <table:table-row table:style-name="ro1">
          <table:table-cell office:value-type="float" office:value="107.629997" calcext:value-type="float">
            <text:p>107.629997</text:p>
          </table:table-cell>
          <table:table-cell office:value-type="float" office:value="53.259998" calcext:value-type="float">
            <text:p>53.259998</text:p>
          </table:table-cell>
          <table:table-cell office:value-type="float" office:value="981.650024" calcext:value-type="float">
            <text:p>981.650024</text:p>
          </table:table-cell>
        </table:table-row>
        <table:table-row table:style-name="ro1">
          <table:table-cell office:value-type="float" office:value="106.610001" calcext:value-type="float">
            <text:p>106.610001</text:p>
          </table:table-cell>
          <table:table-cell office:value-type="float" office:value="53.32" calcext:value-type="float">
            <text:p>53.32</text:p>
          </table:table-cell>
          <table:table-cell office:value-type="float" office:value="977.840027" calcext:value-type="float">
            <text:p>977.840027</text:p>
          </table:table-cell>
        </table:table-row>
        <table:table-row table:style-name="ro1">
          <table:table-cell office:value-type="float" office:value="105.839996" calcext:value-type="float">
            <text:p>105.839996</text:p>
          </table:table-cell>
          <table:table-cell office:value-type="float" office:value="52.919998" calcext:value-type="float">
            <text:p>52.919998</text:p>
          </table:table-cell>
          <table:table-cell office:value-type="float" office:value="961.400024" calcext:value-type="float">
            <text:p>961.400024</text:p>
          </table:table-cell>
        </table:table-row>
        <table:table-row table:style-name="ro1">
          <table:table-cell office:value-type="float" office:value="106.480003" calcext:value-type="float">
            <text:p>106.480003</text:p>
          </table:table-cell>
          <table:table-cell office:value-type="float" office:value="53.139999" calcext:value-type="float">
            <text:p>53.139999</text:p>
          </table:table-cell>
          <table:table-cell office:value-type="float" office:value="957.570007" calcext:value-type="float">
            <text:p>957.570007</text:p>
          </table:table-cell>
        </table:table-row>
        <table:table-row table:style-name="ro1">
          <table:table-cell office:value-type="float" office:value="105.989998" calcext:value-type="float">
            <text:p>105.989998</text:p>
          </table:table-cell>
          <table:table-cell office:value-type="float" office:value="53.490002" calcext:value-type="float">
            <text:p>53.490002</text:p>
          </table:table-cell>
          <table:table-cell office:value-type="float" office:value="955.52002" calcext:value-type="float">
            <text:p>955.52002</text:p>
          </table:table-cell>
        </table:table-row>
        <table:table-row table:style-name="ro1">
          <table:table-cell office:value-type="float" office:value="106.209999" calcext:value-type="float">
            <text:p>106.209999</text:p>
          </table:table-cell>
          <table:table-cell office:value-type="float" office:value="53.959999" calcext:value-type="float">
            <text:p>53.959999</text:p>
          </table:table-cell>
          <table:table-cell office:value-type="float" office:value="959.380005" calcext:value-type="float">
            <text:p>959.380005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54.259998" calcext:value-type="float">
            <text:p>54.259998</text:p>
          </table:table-cell>
          <table:table-cell office:value-type="float" office:value="957.419983" calcext:value-type="float">
            <text:p>957.419983</text:p>
          </table:table-cell>
        </table:table-row>
        <table:table-row table:style-name="ro1">
          <table:table-cell office:value-type="float" office:value="107.82" calcext:value-type="float">
            <text:p>107.82</text:p>
          </table:table-cell>
          <table:table-cell office:value-type="float" office:value="54.619999" calcext:value-type="float">
            <text:p>54.619999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08.540001" calcext:value-type="float">
            <text:p>108.540001</text:p>
          </table:table-cell>
          <table:table-cell office:value-type="float" office:value="54.540001" calcext:value-type="float">
            <text:p>54.540001</text:p>
          </table:table-cell>
          <table:table-cell office:value-type="float" office:value="946.539978" calcext:value-type="float">
            <text:p>946.539978</text:p>
          </table:table-cell>
        </table:table-row>
        <table:table-row table:style-name="ro1">
          <table:table-cell office:value-type="float" office:value="107.43" calcext:value-type="float">
            <text:p>107.43</text:p>
          </table:table-cell>
          <table:table-cell office:value-type="float" office:value="54.040001" calcext:value-type="float">
            <text:p>54.0400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7.580002" calcext:value-type="float">
            <text:p>107.580002</text:p>
          </table:table-cell>
          <table:table-cell office:value-type="float" office:value="54.040001" calcext:value-type="float">
            <text:p>54.040001</text:p>
          </table:table-cell>
          <table:table-cell office:value-type="float" office:value="958.440002" calcext:value-type="float">
            <text:p>958.4400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4.68" calcext:value-type="float">
            <text:p>54.68</text:p>
          </table:table-cell>
          <table:table-cell office:value-type="float" office:value="974.700012" calcext:value-type="float">
            <text:p>974.700012</text:p>
          </table:table-cell>
        </table:table-row>
        <table:table-row table:style-name="ro1">
          <table:table-cell office:value-type="float" office:value="107.68" calcext:value-type="float">
            <text:p>107.68</text:p>
          </table:table-cell>
          <table:table-cell office:value-type="float" office:value="54.900002" calcext:value-type="float">
            <text:p>54.900002</text:p>
          </table:table-cell>
          <table:table-cell office:value-type="float" office:value="984.200012" calcext:value-type="float">
            <text:p>984.200012</text:p>
          </table:table-cell>
        </table:table-row>
        <table:table-row table:style-name="ro1">
          <table:table-cell office:value-type="float" office:value="109.360001" calcext:value-type="float">
            <text:p>109.360001</text:p>
          </table:table-cell>
          <table:table-cell office:value-type="float" office:value="54.950001" calcext:value-type="float">
            <text:p>54.950001</text:p>
          </table:table-cell>
          <table:table-cell office:value-type="float" office:value="975.400024" calcext:value-type="float">
            <text:p>975.4000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.119999" calcext:value-type="float">
            <text:p>55.119999</text:p>
          </table:table-cell>
          <table:table-cell office:value-type="float" office:value="968.320007" calcext:value-type="float">
            <text:p>968.320007</text:p>
          </table:table-cell>
        </table:table-row>
        <table:table-row table:style-name="ro1">
          <table:table-cell office:value-type="float" office:value="112.18" calcext:value-type="float">
            <text:p>112.18</text:p>
          </table:table-cell>
          <table:table-cell office:value-type="float" office:value="54.419998" calcext:value-type="float">
            <text:p>54.419998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11.589996" calcext:value-type="float">
            <text:p>111.589996</text:p>
          </table:table-cell>
          <table:table-cell office:value-type="float" office:value="53.389999" calcext:value-type="float">
            <text:p>53.389999</text:p>
          </table:table-cell>
          <table:table-cell office:value-type="float" office:value="979.099976" calcext:value-type="float">
            <text:p>979.099976</text:p>
          </table:table-cell>
        </table:table-row>
        <table:table-row table:style-name="ro1">
          <table:table-cell office:value-type="float" office:value="111.830002" calcext:value-type="float">
            <text:p>111.830002</text:p>
          </table:table-cell>
          <table:table-cell office:value-type="float" office:value="53.790001" calcext:value-type="float">
            <text:p>53.790001</text:p>
          </table:table-cell>
          <table:table-cell office:value-type="float" office:value="974.460022" calcext:value-type="float">
            <text:p>974.460022</text:p>
          </table:table-cell>
        </table:table-row>
        <table:table-row table:style-name="ro1">
          <table:table-cell office:value-type="float" office:value="112.82" calcext:value-type="float">
            <text:p>112.82</text:p>
          </table:table-cell>
          <table:table-cell office:value-type="float" office:value="53.98" calcext:value-type="float">
            <text:p>53.98</text:p>
          </table:table-cell>
          <table:table-cell office:value-type="float" office:value="983.27002" calcext:value-type="float">
            <text:p>983.27002</text:p>
          </table:table-cell>
        </table:table-row>
        <table:table-row table:style-name="ro1">
          <table:table-cell office:value-type="float" office:value="112.489998" calcext:value-type="float">
            <text:p>112.489998</text:p>
          </table:table-cell>
          <table:table-cell office:value-type="float" office:value="53.549999" calcext:value-type="float">
            <text:p>53.549999</text:p>
          </table:table-cell>
          <table:table-cell office:value-type="float" office:value="983.969971" calcext:value-type="float">
            <text:p>983.969971</text:p>
          </table:table-cell>
        </table:table-row>
        <table:table-row table:style-name="ro1">
          <table:table-cell office:value-type="float" office:value="114.260002" calcext:value-type="float">
            <text:p>114.260002</text:p>
          </table:table-cell>
          <table:table-cell office:value-type="float" office:value="54.380001" calcext:value-type="float">
            <text:p>54.380001</text:p>
          </table:table-cell>
          <table:table-cell office:value-type="float" office:value="996.799988" calcext:value-type="float">
            <text:p>996.799988</text:p>
          </table:table-cell>
        </table:table-row>
        <table:table-row table:style-name="ro1">
          <table:table-cell office:value-type="float" office:value="114.830002" calcext:value-type="float">
            <text:p>114.830002</text:p>
          </table:table-cell>
          <table:table-cell office:value-type="float" office:value="54.439999" calcext:value-type="float">
            <text:p>54.439999</text:p>
          </table:table-cell>
          <table:table-cell office:value-type="float" office:value="993.01001" calcext:value-type="float">
            <text:p>993.01001</text:p>
          </table:table-cell>
        </table:table-row>
        <table:table-row table:style-name="ro1">
          <table:table-cell office:value-type="float" office:value="114.419998" calcext:value-type="float">
            <text:p>114.419998</text:p>
          </table:table-cell>
          <table:table-cell office:value-type="float" office:value="54.799999" calcext:value-type="float">
            <text:p>54.799999</text:p>
          </table:table-cell>
          <table:table-cell office:value-type="float" office:value="990.400024" calcext:value-type="float">
            <text:p>990.400024</text:p>
          </table:table-cell>
        </table:table-row>
        <table:table-row table:style-name="ro1">
          <table:table-cell office:value-type="float" office:value="115.25" calcext:value-type="float">
            <text:p>115.25</text:p>
          </table:table-cell>
          <table:table-cell office:value-type="float" office:value="54.84" calcext:value-type="float">
            <text:p>54.84</text:p>
          </table:table-cell>
          <table:table-cell office:value-type="float" office:value="977.25" calcext:value-type="float">
            <text:p>977.25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54.580002" calcext:value-type="float">
            <text:p>54.580002</text:p>
          </table:table-cell>
          <table:table-cell office:value-type="float" office:value="971.789978" calcext:value-type="float">
            <text:p>971.789978</text:p>
          </table:table-cell>
        </table:table-row>
        <table:table-row table:style-name="ro1">
          <table:table-cell office:value-type="float" office:value="116.220001" calcext:value-type="float">
            <text:p>116.220001</text:p>
          </table:table-cell>
          <table:table-cell office:value-type="float" office:value="55.049999" calcext:value-type="float">
            <text:p>55.049999</text:p>
          </table:table-cell>
          <table:table-cell office:value-type="float" office:value="971.309998" calcext:value-type="float">
            <text:p>971.309998</text:p>
          </table:table-cell>
        </table:table-row>
        <table:table-row table:style-name="ro1">
          <table:table-cell office:value-type="float" office:value="116.410004" calcext:value-type="float">
            <text:p>116.410004</text:p>
          </table:table-cell>
          <table:table-cell office:value-type="float" office:value="55.049999" calcext:value-type="float">
            <text:p>55.049999</text:p>
          </table:table-cell>
          <table:table-cell office:value-type="float" office:value="961.01001" calcext:value-type="float">
            <text:p>961.01001</text:p>
          </table:table-cell>
        </table:table-row>
        <table:table-row table:style-name="ro1">
          <table:table-cell office:value-type="float" office:value="117.230003" calcext:value-type="float">
            <text:p>117.230003</text:p>
          </table:table-cell>
          <table:table-cell office:value-type="float" office:value="54.98" calcext:value-type="float">
            <text:p>54.98</text:p>
          </table:table-cell>
          <table:table-cell office:value-type="float" office:value="949.309998" calcext:value-type="float">
            <text:p>949.309998</text:p>
          </table:table-cell>
        </table:table-row>
        <table:table-row table:style-name="ro1">
          <table:table-cell office:value-type="float" office:value="117.790001" calcext:value-type="float">
            <text:p>117.790001</text:p>
          </table:table-cell>
          <table:table-cell office:value-type="float" office:value="55.060001" calcext:value-type="float">
            <text:p>55.060001</text:p>
          </table:table-cell>
          <table:table-cell office:value-type="float" office:value="945.48999" calcext:value-type="float">
            <text:p>945.48999</text:p>
          </table:table-cell>
        </table:table-row>
        <table:table-row table:style-name="ro1">
          <table:table-cell office:value-type="float" office:value="117.459999" calcext:value-type="float">
            <text:p>117.459999</text:p>
          </table:table-cell>
          <table:table-cell office:value-type="float" office:value="55.25" calcext:value-type="float">
            <text:p>55.25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17.169998" calcext:value-type="float">
            <text:p>117.169998</text:p>
          </table:table-cell>
          <table:table-cell office:value-type="float" office:value="54.810001" calcext:value-type="float">
            <text:p>54.810001</text:p>
          </table:table-cell>
          <table:table-cell office:value-type="float" office:value="951.859985" calcext:value-type="float">
            <text:p>951.859985</text:p>
          </table:table-cell>
        </table:table-row>
        <table:table-row table:style-name="ro1">
          <table:table-cell office:value-type="float" office:value="117.169998" calcext:value-type="float">
            <text:p>117.169998</text:p>
          </table:table-cell>
          <table:table-cell office:value-type="float" office:value="54.310001" calcext:value-type="float">
            <text:p>54.310001</text:p>
          </table:table-cell>
          <table:table-cell office:value-type="float" office:value="960.109985" calcext:value-type="float">
            <text:p>960.109985</text:p>
          </table:table-cell>
        </table:table-row>
        <table:table-row table:style-name="ro1">
          <table:table-cell office:value-type="float" office:value="116.419998" calcext:value-type="float">
            <text:p>116.419998</text:p>
          </table:table-cell>
          <table:table-cell office:value-type="float" office:value="53.860001" calcext:value-type="float">
            <text:p>53.86000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17.080002" calcext:value-type="float">
            <text:p>117.080002</text:p>
          </table:table-cell>
          <table:table-cell office:value-type="float" office:value="54" calcext:value-type="float">
            <text:p>54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17.82" calcext:value-type="float">
            <text:p>117.82</text:p>
          </table:table-cell>
          <table:table-cell office:value-type="float" office:value="54.119999" calcext:value-type="float">
            <text:p>54.119999</text:p>
          </table:table-cell>
          <table:table-cell office:value-type="float" office:value="954.210022" calcext:value-type="float">
            <text:p>954.210022</text:p>
          </table:table-cell>
        </table:table-row>
        <table:table-row table:style-name="ro1">
          <table:table-cell office:value-type="float" office:value="117.449997" calcext:value-type="float">
            <text:p>117.449997</text:p>
          </table:table-cell>
          <table:table-cell office:value-type="float" office:value="54.060001" calcext:value-type="float">
            <text:p>54.0600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7.949997" calcext:value-type="float">
            <text:p>117.949997</text:p>
          </table:table-cell>
          <table:table-cell office:value-type="float" office:value="54.509998" calcext:value-type="float">
            <text:p>54.509998</text:p>
          </table:table-cell>
          <table:table-cell office:value-type="float" office:value="975.640015" calcext:value-type="float">
            <text:p>975.640015</text:p>
          </table:table-cell>
        </table:table-row>
        <table:table-row table:style-name="ro1">
          <table:table-cell office:value-type="float" office:value="117.339996" calcext:value-type="float">
            <text:p>117.339996</text:p>
          </table:table-cell>
          <table:table-cell office:value-type="float" office:value="55.369999" calcext:value-type="float">
            <text:p>55.369999</text:p>
          </table:table-cell>
          <table:table-cell office:value-type="float" office:value="993.23999" calcext:value-type="float">
            <text:p>993.23999</text:p>
          </table:table-cell>
        </table:table-row>
        <table:table-row table:style-name="ro1">
          <table:table-cell office:value-type="float" office:value="118.400002" calcext:value-type="float">
            <text:p>118.400002</text:p>
          </table:table-cell>
          <table:table-cell office:value-type="float" office:value="55.099998" calcext:value-type="float">
            <text:p>55.099998</text:p>
          </table:table-cell>
          <table:table-cell office:value-type="float" office:value="996.669983" calcext:value-type="float">
            <text:p>996.669983</text:p>
          </table:table-cell>
        </table:table-row>
        <table:table-row table:style-name="ro1">
          <table:table-cell office:value-type="float" office:value="119.209999" calcext:value-type="float">
            <text:p>119.209999</text:p>
          </table:table-cell>
          <table:table-cell office:value-type="float" office:value="55.459999" calcext:value-type="float">
            <text:p>55.459999</text:p>
          </table:table-cell>
          <table:table-cell office:value-type="float" office:value="991.27002" calcext:value-type="float">
            <text:p>991.27002</text:p>
          </table:table-cell>
        </table:table-row>
        <table:table-row table:style-name="ro1">
          <table:table-cell office:value-type="float" office:value="118.489998" calcext:value-type="float">
            <text:p>118.489998</text:p>
          </table:table-cell>
          <table:table-cell office:value-type="float" office:value="55.669998" calcext:value-type="float">
            <text:p>55.669998</text:p>
          </table:table-cell>
          <table:table-cell office:value-type="float" office:value="996.809998" calcext:value-type="float">
            <text:p>996.809998</text:p>
          </table:table-cell>
        </table:table-row>
        <table:table-row table:style-name="ro1">
          <table:table-cell office:value-type="float" office:value="119.790001" calcext:value-type="float">
            <text:p>119.790001</text:p>
          </table:table-cell>
          <table:table-cell office:value-type="float" office:value="56" calcext:value-type="float">
            <text:p>5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19.839996" calcext:value-type="float">
            <text:p>119.839996</text:p>
          </table:table-cell>
          <table:table-cell office:value-type="float" office:value="55.669998" calcext:value-type="float">
            <text:p>55.669998</text:p>
          </table:table-cell>
          <table:table-cell office:value-type="float" office:value="1008.440002" calcext:value-type="float">
            <text:p>1008.440002</text:p>
          </table:table-cell>
        </table:table-row>
        <table:table-row table:style-name="ro1">
          <table:table-cell office:value-type="float" office:value="120.230003" calcext:value-type="float">
            <text:p>120.230003</text:p>
          </table:table-cell>
          <table:table-cell office:value-type="float" office:value="54.860001" calcext:value-type="float">
            <text:p>54.860001</text:p>
          </table:table-cell>
          <table:table-cell office:value-type="float" office:value="1005.590027" calcext:value-type="float">
            <text:p>1005.590027</text:p>
          </table:table-cell>
        </table:table-row>
        <table:table-row table:style-name="ro1">
          <table:table-cell office:value-type="float" office:value="119.400002" calcext:value-type="float">
            <text:p>119.400002</text:p>
          </table:table-cell>
          <table:table-cell office:value-type="float" office:value="54.459999" calcext:value-type="float">
            <text:p>54.459999</text:p>
          </table:table-cell>
          <table:table-cell office:value-type="float" office:value="1009.27002" calcext:value-type="float">
            <text:p>1009.27002</text:p>
          </table:table-cell>
        </table:table-row>
        <table:table-row table:style-name="ro1">
          <table:table-cell office:value-type="float" office:value="118.059998" calcext:value-type="float">
            <text:p>118.059998</text:p>
          </table:table-cell>
          <table:table-cell office:value-type="float" office:value="55.080002" calcext:value-type="float">
            <text:p>55.08000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8.610001" calcext:value-type="float">
            <text:p>118.610001</text:p>
          </table:table-cell>
          <table:table-cell office:value-type="float" office:value="55.310001" calcext:value-type="float">
            <text:p>55.310001</text:p>
          </table:table-cell>
          <table:table-cell office:value-type="float" office:value="993.530029" calcext:value-type="float">
            <text:p>993.530029</text:p>
          </table:table-cell>
        </table:table-row>
        <table:table-row table:style-name="ro1">
          <table:table-cell office:value-type="float" office:value="118.720001" calcext:value-type="float">
            <text:p>118.720001</text:p>
          </table:table-cell>
          <table:table-cell office:value-type="float" office:value="54.77" calcext:value-type="float">
            <text:p>54.77</text:p>
          </table:table-cell>
          <table:table-cell office:value-type="float" office:value="986.72998" calcext:value-type="float">
            <text:p>986.72998</text:p>
          </table:table-cell>
        </table:table-row>
        <table:table-row table:style-name="ro1">
          <table:table-cell office:value-type="float" office:value="119.480003" calcext:value-type="float">
            <text:p>119.480003</text:p>
          </table:table-cell>
          <table:table-cell office:value-type="float" office:value="54.369999" calcext:value-type="float">
            <text:p>54.369999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4.240002" calcext:value-type="float">
            <text:p>54.240002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18.779999" calcext:value-type="float">
            <text:p>118.779999</text:p>
          </table:table-cell>
          <table:table-cell office:value-type="float" office:value="54.5" calcext:value-type="float">
            <text:p>54.5</text:p>
          </table:table-cell>
          <table:table-cell office:value-type="float" office:value="980.330017" calcext:value-type="float">
            <text:p>980.330017</text:p>
          </table:table-cell>
        </table:table-row>
        <table:table-row table:style-name="ro1">
          <table:table-cell office:value-type="float" office:value="116.129997" calcext:value-type="float">
            <text:p>116.129997</text:p>
          </table:table-cell>
          <table:table-cell office:value-type="float" office:value="54.830002" calcext:value-type="float">
            <text:p>54.830002</text:p>
          </table:table-cell>
          <table:table-cell office:value-type="float" office:value="1058.140015" calcext:value-type="float">
            <text:p>1058.140015</text:p>
          </table:table-cell>
        </table:table-row>
        <table:table-row table:style-name="ro1">
          <table:table-cell office:value-type="float" office:value="113.169998" calcext:value-type="float">
            <text:p>113.169998</text:p>
          </table:table-cell>
          <table:table-cell office:value-type="float" office:value="54.790001" calcext:value-type="float">
            <text:p>54.790001</text:p>
          </table:table-cell>
          <table:table-cell office:value-type="float" office:value="1095.01001" calcext:value-type="float">
            <text:p>1095.01001</text:p>
          </table:table-cell>
        </table:table-row>
        <table:table-row table:style-name="ro1">
          <table:table-cell office:value-type="float" office:value="114.449997" calcext:value-type="float">
            <text:p>114.449997</text:p>
          </table:table-cell>
          <table:table-cell office:value-type="float" office:value="55.16" calcext:value-type="float">
            <text:p>55.1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6.300003" calcext:value-type="float">
            <text:p>116.300003</text:p>
          </table:table-cell>
          <table:table-cell office:value-type="float" office:value="55.099998" calcext:value-type="float">
            <text:p>55.099998</text:p>
          </table:table-cell>
          <table:table-cell office:value-type="float" office:value="1105.400024" calcext:value-type="float">
            <text:p>1105.400024</text:p>
          </table:table-cell>
        </table:table-row>
        <table:table-row table:style-name="ro1">
          <table:table-cell office:value-type="float" office:value="116.209999" calcext:value-type="float">
            <text:p>116.209999</text:p>
          </table:table-cell>
          <table:table-cell office:value-type="float" office:value="55.150002" calcext:value-type="float">
            <text:p>55.150002</text:p>
          </table:table-cell>
          <table:table-cell office:value-type="float" office:value="1097.810059" calcext:value-type="float">
            <text:p>1097.810059</text:p>
          </table:table-cell>
        </table:table-row>
        <table:table-row table:style-name="ro1">
          <table:table-cell office:value-type="float" office:value="115.480003" calcext:value-type="float">
            <text:p>115.480003</text:p>
          </table:table-cell>
          <table:table-cell office:value-type="float" office:value="54.16" calcext:value-type="float">
            <text:p>54.16</text:p>
          </table:table-cell>
          <table:table-cell office:value-type="float" office:value="1091.150024" calcext:value-type="float">
            <text:p>1091.150024</text:p>
          </table:table-cell>
        </table:table-row>
        <table:table-row table:style-name="ro1">
          <table:table-cell office:value-type="float" office:value="115.370003" calcext:value-type="float">
            <text:p>115.370003</text:p>
          </table:table-cell>
          <table:table-cell office:value-type="float" office:value="55.990002" calcext:value-type="float">
            <text:p>55.990002</text:p>
          </table:table-cell>
          <table:table-cell office:value-type="float" office:value="1109.150024" calcext:value-type="float">
            <text:p>1109.150024</text:p>
          </table:table-cell>
        </table:table-row>
        <table:table-row table:style-name="ro1">
          <table:table-cell office:value-type="float" office:value="117.379997" calcext:value-type="float">
            <text:p>117.379997</text:p>
          </table:table-cell>
          <table:table-cell office:value-type="float" office:value="56.330002" calcext:value-type="float">
            <text:p>56.330002</text:p>
          </table:table-cell>
          <table:table-cell office:value-type="float" office:value="1124.73999" calcext:value-type="float">
            <text:p>1124.73999</text:p>
          </table:table-cell>
        </table:table-row>
        <table:table-row table:style-name="ro1">
          <table:table-cell office:value-type="float" office:value="116.779999" calcext:value-type="float">
            <text:p>116.779999</text:p>
          </table:table-cell>
          <table:table-cell office:value-type="float" office:value="57.029999" calcext:value-type="float">
            <text:p>57.029999</text:p>
          </table:table-cell>
          <table:table-cell office:value-type="float" office:value="1122.819946" calcext:value-type="float">
            <text:p>1122.819946</text:p>
          </table:table-cell>
        </table:table-row>
        <table:table-row table:style-name="ro1">
          <table:table-cell office:value-type="float" office:value="115.900002" calcext:value-type="float">
            <text:p>115.900002</text:p>
          </table:table-cell>
          <table:table-cell office:value-type="float" office:value="57.200001" calcext:value-type="float">
            <text:p>57.200001</text:p>
          </table:table-cell>
          <table:table-cell office:value-type="float" office:value="1125.959961" calcext:value-type="float">
            <text:p>1125.959961</text:p>
          </table:table-cell>
        </table:table-row>
        <table:table-row table:style-name="ro1">
          <table:table-cell office:value-type="float" office:value="116.709999" calcext:value-type="float">
            <text:p>116.709999</text:p>
          </table:table-cell>
          <table:table-cell office:value-type="float" office:value="57.360001" calcext:value-type="float">
            <text:p>57.360001</text:p>
          </table:table-cell>
          <table:table-cell office:value-type="float" office:value="1126.099976" calcext:value-type="float">
            <text:p>1126.099976</text:p>
          </table:table-cell>
        </table:table-row>
        <table:table-row table:style-name="ro1">
          <table:table-cell office:value-type="float" office:value="117.220001" calcext:value-type="float">
            <text:p>117.220001</text:p>
          </table:table-cell>
          <table:table-cell office:value-type="float" office:value="56.810001" calcext:value-type="float">
            <text:p>56.810001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6.82" calcext:value-type="float">
            <text:p>116.82</text:p>
          </table:table-cell>
          <table:table-cell office:value-type="float" office:value="56.470001" calcext:value-type="float">
            <text:p>56.470001</text:p>
          </table:table-cell>
          <table:table-cell office:value-type="float" office:value="1130.109985" calcext:value-type="float">
            <text:p>1130.109985</text:p>
          </table:table-cell>
        </table:table-row>
        <table:table-row table:style-name="ro1">
          <table:table-cell office:value-type="float" office:value="116.209999" calcext:value-type="float">
            <text:p>116.209999</text:p>
          </table:table-cell>
          <table:table-cell office:value-type="float" office:value="56.82" calcext:value-type="float">
            <text:p>56.82</text:p>
          </table:table-cell>
          <table:table-cell office:value-type="float" office:value="1127.01001" calcext:value-type="float">
            <text:p>1127.01001</text:p>
          </table:table-cell>
        </table:table-row>
        <table:table-row table:style-name="ro1">
          <table:table-cell office:value-type="float" office:value="115.25" calcext:value-type="float">
            <text:p>115.25</text:p>
          </table:table-cell>
          <table:table-cell office:value-type="float" office:value="56.919998" calcext:value-type="float">
            <text:p>56.919998</text:p>
          </table:table-cell>
          <table:table-cell office:value-type="float" office:value="1130.160034" calcext:value-type="float">
            <text:p>1130.160034</text:p>
          </table:table-cell>
        </table:table-row>
        <table:table-row table:style-name="ro1">
          <table:table-cell office:value-type="float" office:value="114.669998" calcext:value-type="float">
            <text:p>114.669998</text:p>
          </table:table-cell>
          <table:table-cell office:value-type="float" office:value="57.240002" calcext:value-type="float">
            <text:p>57.240002</text:p>
          </table:table-cell>
          <table:table-cell office:value-type="float" office:value="1138.280029" calcext:value-type="float">
            <text:p>1138.280029</text:p>
          </table:table-cell>
        </table:table-row>
        <table:table-row table:style-name="ro1">
          <table:table-cell office:value-type="float" office:value="114.769997" calcext:value-type="float">
            <text:p>114.769997</text:p>
          </table:table-cell>
          <table:table-cell office:value-type="float" office:value="56.669998" calcext:value-type="float">
            <text:p>56.669998</text:p>
          </table:table-cell>
          <table:table-cell office:value-type="float" office:value="1129.77002" calcext:value-type="float">
            <text:p>1129.77002</text:p>
          </table:table-cell>
        </table:table-row>
        <table:table-row table:style-name="ro1">
          <table:table-cell office:value-type="float" office:value="115.139999" calcext:value-type="float">
            <text:p>115.139999</text:p>
          </table:table-cell>
          <table:table-cell office:value-type="float" office:value="56.959999" calcext:value-type="float">
            <text:p>56.959999</text:p>
          </table:table-cell>
          <table:table-cell office:value-type="float" office:value="1132.859985" calcext:value-type="float">
            <text:p>1132.859985</text:p>
          </table:table-cell>
        </table:table-row>
        <table:table-row table:style-name="ro1">
          <table:table-cell office:value-type="float" office:value="115.489998" calcext:value-type="float">
            <text:p>115.489998</text:p>
          </table:table-cell>
          <table:table-cell office:value-type="float" office:value="57.07" calcext:value-type="float">
            <text:p>57.07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6.550003" calcext:value-type="float">
            <text:p>116.550003</text:p>
          </table:table-cell>
          <table:table-cell office:value-type="float" office:value="57.189999" calcext:value-type="float">
            <text:p>57.189999</text:p>
          </table:table-cell>
          <table:table-cell office:value-type="float" office:value="1160.699951" calcext:value-type="float">
            <text:p>1160.699951</text:p>
          </table:table-cell>
        </table:table-row>
        <table:table-row table:style-name="ro1">
          <table:table-cell office:value-type="float" office:value="115.849998" calcext:value-type="float">
            <text:p>115.849998</text:p>
          </table:table-cell>
          <table:table-cell office:value-type="float" office:value="56.830002" calcext:value-type="float">
            <text:p>56.830002</text:p>
          </table:table-cell>
          <table:table-cell office:value-type="float" office:value="1202.660034" calcext:value-type="float">
            <text:p>1202.660034</text:p>
          </table:table-cell>
        </table:table-row>
        <table:table-row table:style-name="ro1">
          <table:table-cell office:value-type="float" office:value="115.919998" calcext:value-type="float">
            <text:p>115.919998</text:p>
          </table:table-cell>
          <table:table-cell office:value-type="float" office:value="56.029999" calcext:value-type="float">
            <text:p>56.029999</text:p>
          </table:table-cell>
          <table:table-cell office:value-type="float" office:value="1204.880005" calcext:value-type="float">
            <text:p>1204.880005</text:p>
          </table:table-cell>
        </table:table-row>
        <table:table-row table:style-name="ro1">
          <table:table-cell office:value-type="float" office:value="116.199997" calcext:value-type="float">
            <text:p>116.199997</text:p>
          </table:table-cell>
          <table:table-cell office:value-type="float" office:value="56.709999" calcext:value-type="float">
            <text:p>56.709999</text:p>
          </table:table-cell>
          <table:table-cell office:value-type="float" office:value="1194.800049" calcext:value-type="float">
            <text:p>1194.800049</text:p>
          </table:table-cell>
        </table:table-row>
        <table:table-row table:style-name="ro1">
          <table:table-cell office:value-type="float" office:value="117.260002" calcext:value-type="float">
            <text:p>117.260002</text:p>
          </table:table-cell>
          <table:table-cell office:value-type="float" office:value="57.639999" calcext:value-type="float">
            <text:p>57.639999</text:p>
          </table:table-cell>
          <table:table-cell office:value-type="float" office:value="1167.099976" calcext:value-type="float">
            <text:p>1167.099976</text:p>
          </table:table-cell>
        </table:table-row>
        <table:table-row table:style-name="ro1">
          <table:table-cell office:value-type="float" office:value="119.809998" calcext:value-type="float">
            <text:p>119.809998</text:p>
          </table:table-cell>
          <table:table-cell office:value-type="float" office:value="57.5" calcext:value-type="float">
            <text:p>57.5</text:p>
          </table:table-cell>
          <table:table-cell office:value-type="float" office:value="1172.050049" calcext:value-type="float">
            <text:p>1172.050049</text:p>
          </table:table-cell>
        </table:table-row>
        <table:table-row table:style-name="ro1">
          <table:table-cell office:value-type="float" office:value="119.809998" calcext:value-type="float">
            <text:p>119.809998</text:p>
          </table:table-cell>
          <table:table-cell office:value-type="float" office:value="57.540001" calcext:value-type="float">
            <text:p>57.540001</text:p>
          </table:table-cell>
          <table:table-cell office:value-type="float" office:value="1173.849976" calcext:value-type="float">
            <text:p>1173.849976</text:p>
          </table:table-cell>
        </table:table-row>
        <table:table-row table:style-name="ro1">
          <table:table-cell office:value-type="float" office:value="120.540001" calcext:value-type="float">
            <text:p>120.540001</text:p>
          </table:table-cell>
          <table:table-cell office:value-type="float" office:value="59.25" calcext:value-type="float">
            <text:p>59.25</text:p>
          </table:table-cell>
          <table:table-cell office:value-type="float" office:value="1128.26001" calcext:value-type="float">
            <text:p>1128.26001</text:p>
          </table:table-cell>
        </table:table-row>
        <table:table-row table:style-name="ro1">
          <table:table-cell office:value-type="float" office:value="119.989998" calcext:value-type="float">
            <text:p>119.989998</text:p>
          </table:table-cell>
          <table:table-cell office:value-type="float" office:value="59.380001" calcext:value-type="float">
            <text:p>59.380001</text:p>
          </table:table-cell>
          <table:table-cell office:value-type="float" office:value="1137.98999" calcext:value-type="float">
            <text:p>1137.98999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9.119999" calcext:value-type="float">
            <text:p>59.119999</text:p>
          </table:table-cell>
          <table:table-cell office:value-type="float" office:value="1156.589966" calcext:value-type="float">
            <text:p>1156.589966</text:p>
          </table:table-cell>
        </table:table-row>
        <table:table-row table:style-name="ro1">
          <table:table-cell office:value-type="float" office:value="119.959999" calcext:value-type="float">
            <text:p>119.959999</text:p>
          </table:table-cell>
          <table:table-cell office:value-type="float" office:value="58.52" calcext:value-type="float">
            <text:p>58.52</text:p>
          </table:table-cell>
          <table:table-cell office:value-type="float" office:value="1170.400024" calcext:value-type="float">
            <text:p>1170.400024</text:p>
          </table:table-cell>
        </table:table-row>
        <table:table-row table:style-name="ro1">
          <table:table-cell office:value-type="float" office:value="120.290001" calcext:value-type="float">
            <text:p>120.290001</text:p>
          </table:table-cell>
          <table:table-cell office:value-type="float" office:value="58.389999" calcext:value-type="float">
            <text:p>58.389999</text:p>
          </table:table-cell>
          <table:table-cell office:value-type="float" office:value="1164.599976" calcext:value-type="float">
            <text:p>1164.599976</text:p>
          </table:table-cell>
        </table:table-row>
        <table:table-row table:style-name="ro1">
          <table:table-cell office:value-type="float" office:value="119.809998" calcext:value-type="float">
            <text:p>119.809998</text:p>
          </table:table-cell>
          <table:table-cell office:value-type="float" office:value="58.990002" calcext:value-type="float">
            <text:p>58.990002</text:p>
          </table:table-cell>
          <table:table-cell office:value-type="float" office:value="1166.51001" calcext:value-type="float">
            <text:p>1166.51001</text:p>
          </table:table-cell>
        </table:table-row>
        <table:table-row table:style-name="ro1">
          <table:table-cell office:value-type="float" office:value="119.43" calcext:value-type="float">
            <text:p>119.43</text:p>
          </table:table-cell>
          <table:table-cell office:value-type="float" office:value="59.439999" calcext:value-type="float">
            <text:p>59.439999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19.809998" calcext:value-type="float">
            <text:p>119.809998</text:p>
          </table:table-cell>
          <table:table-cell office:value-type="float" office:value="59.73" calcext:value-type="float">
            <text:p>59.73</text:p>
          </table:table-cell>
          <table:table-cell office:value-type="float" office:value="1163.709961" calcext:value-type="float">
            <text:p>1163.709961</text:p>
          </table:table-cell>
        </table:table-row>
        <table:table-row table:style-name="ro1">
          <table:table-cell office:value-type="float" office:value="120.440002" calcext:value-type="float">
            <text:p>120.440002</text:p>
          </table:table-cell>
          <table:table-cell office:value-type="float" office:value="59.25" calcext:value-type="float">
            <text:p>59.25</text:p>
          </table:table-cell>
          <table:table-cell office:value-type="float" office:value="1179.030029" calcext:value-type="float">
            <text:p>1179.030029</text:p>
          </table:table-cell>
        </table:table-row>
        <table:table-row table:style-name="ro1">
          <table:table-cell office:value-type="float" office:value="119.919998" calcext:value-type="float">
            <text:p>119.919998</text:p>
          </table:table-cell>
          <table:table-cell office:value-type="float" office:value="58.439999" calcext:value-type="float">
            <text:p>58.439999</text:p>
          </table:table-cell>
          <table:table-cell office:value-type="float" office:value="1187.369995" calcext:value-type="float">
            <text:p>1187.369995</text:p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58.130001" calcext:value-type="float">
            <text:p>58.130001</text:p>
          </table:table-cell>
          <table:table-cell office:value-type="float" office:value="1189.150024" calcext:value-type="float">
            <text:p>1189.150024</text:p>
          </table:table-cell>
        </table:table-row>
        <table:table-row table:style-name="ro1">
          <table:table-cell office:value-type="float" office:value="120.279999" calcext:value-type="float">
            <text:p>120.279999</text:p>
          </table:table-cell>
          <table:table-cell office:value-type="float" office:value="58.220001" calcext:value-type="float">
            <text:p>58.220001</text:p>
          </table:table-cell>
          <table:table-cell office:value-type="float" office:value="1190.5" calcext:value-type="float">
            <text:p>1190.5</text:p>
          </table:table-cell>
        </table:table-row>
        <table:table-row table:style-name="ro1">
          <table:table-cell office:value-type="float" office:value="121.389999" calcext:value-type="float">
            <text:p>121.389999</text:p>
          </table:table-cell>
          <table:table-cell office:value-type="float" office:value="57.939999" calcext:value-type="float">
            <text:p>57.939999</text:p>
          </table:table-cell>
          <table:table-cell office:value-type="float" office:value="1175.900024" calcext:value-type="float">
            <text:p>1175.900024</text:p>
          </table:table-cell>
        </table:table-row>
        <table:table-row table:style-name="ro1">
          <table:table-cell office:value-type="float" office:value="124.849998" calcext:value-type="float">
            <text:p>124.849998</text:p>
          </table:table-cell>
          <table:table-cell office:value-type="float" office:value="57.57" calcext:value-type="float">
            <text:p>57.57</text:p>
          </table:table-cell>
          <table:table-cell office:value-type="float" office:value="1172.079956" calcext:value-type="float">
            <text:p>1172.079956</text:p>
          </table:table-cell>
        </table:table-row>
        <table:table-row table:style-name="ro1">
          <table:table-cell office:value-type="float" office:value="125.230003" calcext:value-type="float">
            <text:p>125.230003</text:p>
          </table:table-cell>
          <table:table-cell office:value-type="float" office:value="57.27" calcext:value-type="float">
            <text:p>57.27</text:p>
          </table:table-cell>
          <table:table-cell office:value-type="float" office:value="1168.359985" calcext:value-type="float">
            <text:p>1168.359985</text:p>
          </table:table-cell>
        </table:table-row>
        <table:table-row table:style-name="ro1">
          <table:table-cell office:value-type="float" office:value="125.959999" calcext:value-type="float">
            <text:p>125.959999</text:p>
          </table:table-cell>
          <table:table-cell office:value-type="float" office:value="57.189999" calcext:value-type="float">
            <text:p>57.189999</text:p>
          </table:table-cell>
          <table:table-cell office:value-type="float" office:value="1179.910034" calcext:value-type="float">
            <text:p>1179.910034</text:p>
          </table:table-cell>
        </table:table-row>
        <table:table-row table:style-name="ro1">
          <table:table-cell office:value-type="float" office:value="125.690002" calcext:value-type="float">
            <text:p>125.690002</text:p>
          </table:table-cell>
          <table:table-cell office:value-type="float" office:value="57.470001" calcext:value-type="float">
            <text:p>57.470001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25.360001" calcext:value-type="float">
            <text:p>125.360001</text:p>
          </table:table-cell>
          <table:table-cell office:value-type="float" office:value="57.740002" calcext:value-type="float">
            <text:p>57.740002</text:p>
          </table:table-cell>
          <table:table-cell office:value-type="float" office:value="1182.349976" calcext:value-type="float">
            <text:p>1182.349976</text:p>
          </table:table-cell>
        </table:table-row>
        <table:table-row table:style-name="ro1">
          <table:table-cell office:value-type="float" office:value="125.709999" calcext:value-type="float">
            <text:p>125.709999</text:p>
          </table:table-cell>
          <table:table-cell office:value-type="float" office:value="57.950001" calcext:value-type="float">
            <text:p>57.950001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27.459999" calcext:value-type="float">
            <text:p>127.459999</text:p>
          </table:table-cell>
          <table:table-cell office:value-type="float" office:value="57.93" calcext:value-type="float">
            <text:p>57.93</text:p>
          </table:table-cell>
          <table:table-cell office:value-type="float" office:value="1188.300049" calcext:value-type="float">
            <text:p>1188.300049</text:p>
          </table:table-cell>
        </table:table-row>
        <table:table-row table:style-name="ro1">
          <table:table-cell office:value-type="float" office:value="127.949997" calcext:value-type="float">
            <text:p>127.949997</text:p>
          </table:table-cell>
          <table:table-cell office:value-type="float" office:value="58.990002" calcext:value-type="float">
            <text:p>58.990002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7.970001" calcext:value-type="float">
            <text:p>127.970001</text:p>
          </table:table-cell>
          <table:table-cell office:value-type="float" office:value="59.25" calcext:value-type="float">
            <text:p>59.25</text:p>
          </table:table-cell>
          <table:table-cell office:value-type="float" office:value="1217.51001" calcext:value-type="float">
            <text:p>1217.51001</text:p>
          </table:table-cell>
        </table:table-row>
        <table:table-row table:style-name="ro1">
          <table:table-cell office:value-type="float" office:value="127.860001" calcext:value-type="float">
            <text:p>127.860001</text:p>
          </table:table-cell>
          <table:table-cell office:value-type="float" office:value="59.48" calcext:value-type="float">
            <text:p>59.48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28.429993" calcext:value-type="float">
            <text:p>128.429993</text:p>
          </table:table-cell>
          <table:table-cell office:value-type="float" office:value="59.200001" calcext:value-type="float">
            <text:p>59.200001</text:p>
          </table:table-cell>
          <table:table-cell office:value-type="float" office:value="1256.900024" calcext:value-type="float">
            <text:p>1256.900024</text:p>
          </table:table-cell>
        </table:table-row>
        <table:table-row table:style-name="ro1">
          <table:table-cell office:value-type="float" office:value="128.309998" calcext:value-type="float">
            <text:p>128.309998</text:p>
          </table:table-cell>
          <table:table-cell office:value-type="float" office:value="60" calcext:value-type="float">
            <text:p>60</text:p>
          </table:table-cell>
          <table:table-cell office:value-type="float" office:value="1245.150024" calcext:value-type="float">
            <text:p>1245.150024</text:p>
          </table:table-cell>
        </table:table-row>
        <table:table-row table:style-name="ro1">
          <table:table-cell office:value-type="float" office:value="128.919998" calcext:value-type="float">
            <text:p>128.919998</text:p>
          </table:table-cell>
          <table:table-cell office:value-type="float" office:value="59.52" calcext:value-type="float">
            <text:p>59.52</text:p>
          </table:table-cell>
          <table:table-cell office:value-type="float" office:value="1259.73999" calcext:value-type="float">
            <text:p>1259.73999</text:p>
          </table:table-cell>
        </table:table-row>
        <table:table-row table:style-name="ro1">
          <table:table-cell office:value-type="float" office:value="132.190002" calcext:value-type="float">
            <text:p>132.190002</text:p>
          </table:table-cell>
          <table:table-cell office:value-type="float" office:value="60.400002" calcext:value-type="float">
            <text:p>60.400002</text:p>
          </table:table-cell>
          <table:table-cell office:value-type="float" office:value="1273.390015" calcext:value-type="float">
            <text:p>1273.390015</text:p>
          </table:table-cell>
        </table:table-row>
        <table:table-row table:style-name="ro1">
          <table:table-cell office:value-type="float" office:value="133.669998" calcext:value-type="float">
            <text:p>133.669998</text:p>
          </table:table-cell>
          <table:table-cell office:value-type="float" office:value="60.330002" calcext:value-type="float">
            <text:p>60.330002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132.190002" calcext:value-type="float">
            <text:p>132.190002</text:p>
          </table:table-cell>
          <table:table-cell office:value-type="float" office:value="61" calcext:value-type="float">
            <text:p>61</text:p>
          </table:table-cell>
          <table:table-cell office:value-type="float" office:value="1312.23999" calcext:value-type="float">
            <text:p>1312.23999</text:p>
          </table:table-cell>
        </table:table-row>
        <table:table-row table:style-name="ro1">
          <table:table-cell office:value-type="float" office:value="132.350006" calcext:value-type="float">
            <text:p>132.350006</text:p>
          </table:table-cell>
          <table:table-cell office:value-type="float" office:value="61.43" calcext:value-type="float">
            <text:p>61.43</text:p>
          </table:table-cell>
          <table:table-cell office:value-type="float" office:value="1293.949951" calcext:value-type="float">
            <text:p>1293.949951</text:p>
          </table:table-cell>
        </table:table-row>
        <table:table-row table:style-name="ro1">
          <table:table-cell office:value-type="float" office:value="131.830002" calcext:value-type="float">
            <text:p>131.830002</text:p>
          </table:table-cell>
          <table:table-cell office:value-type="float" office:value="61.209999" calcext:value-type="float">
            <text:p>61.209999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131.300003" calcext:value-type="float">
            <text:p>131.300003</text:p>
          </table:table-cell>
          <table:table-cell office:value-type="float" office:value="61.040001" calcext:value-type="float">
            <text:p>61.040001</text:p>
          </table:table-cell>
          <table:table-cell office:value-type="float" office:value="1297.170044" calcext:value-type="float">
            <text:p>1297.170044</text:p>
          </table:table-cell>
        </table:table-row>
        <table:table-row table:style-name="ro1">
          <table:table-cell office:value-type="float" office:value="132.380005" calcext:value-type="float">
            <text:p>132.380005</text:p>
          </table:table-cell>
          <table:table-cell office:value-type="float" office:value="61.32" calcext:value-type="float">
            <text:p>61.32</text:p>
          </table:table-cell>
          <table:table-cell office:value-type="float" office:value="1338.089966" calcext:value-type="float">
            <text:p>1338.089966</text:p>
          </table:table-cell>
        </table:table-row>
        <table:table-row table:style-name="ro1">
          <table:table-cell office:value-type="float" office:value="131.380005" calcext:value-type="float">
            <text:p>131.380005</text:p>
          </table:table-cell>
          <table:table-cell office:value-type="float" office:value="61.509998" calcext:value-type="float">
            <text:p>61.509998</text:p>
          </table:table-cell>
          <table:table-cell office:value-type="float" office:value="1374.819946" calcext:value-type="float">
            <text:p>1374.819946</text:p>
          </table:table-cell>
        </table:table-row>
        <table:table-row table:style-name="ro1">
          <table:table-cell office:value-type="float" office:value="131.759995" calcext:value-type="float">
            <text:p>131.759995</text:p>
          </table:table-cell>
          <table:table-cell office:value-type="float" office:value="61.029999" calcext:value-type="float">
            <text:p>61.029999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30.710007" calcext:value-type="float">
            <text:p>130.710007</text:p>
          </table:table-cell>
          <table:table-cell office:value-type="float" office:value="57.939999" calcext:value-type="float">
            <text:p>57.939999</text:p>
          </table:table-cell>
          <table:table-cell office:value-type="float" office:value="1392.01001" calcext:value-type="float">
            <text:p>1392.01001</text:p>
          </table:table-cell>
        </table:table-row>
        <table:table-row table:style-name="ro1">
          <table:table-cell office:value-type="float" office:value="130.059998" calcext:value-type="float">
            <text:p>130.059998</text:p>
          </table:table-cell>
          <table:table-cell office:value-type="float" office:value="57.549999" calcext:value-type="float">
            <text:p>57.549999</text:p>
          </table:table-cell>
          <table:table-cell office:value-type="float" office:value="1409.180054" calcext:value-type="float">
            <text:p>1409.180054</text:p>
          </table:table-cell>
        </table:table-row>
        <table:table-row table:style-name="ro1">
          <table:table-cell office:value-type="float" office:value="127.610001" calcext:value-type="float">
            <text:p>127.610001</text:p>
          </table:table-cell>
          <table:table-cell office:value-type="float" office:value="56.959999" calcext:value-type="float">
            <text:p>56.959999</text:p>
          </table:table-cell>
          <table:table-cell office:value-type="float" office:value="1403.170044" calcext:value-type="float">
            <text:p>1403.170044</text:p>
          </table:table-cell>
        </table:table-row>
        <table:table-row table:style-name="ro1">
          <table:table-cell office:value-type="float" office:value="125.419998" calcext:value-type="float">
            <text:p>125.419998</text:p>
          </table:table-cell>
          <table:table-cell office:value-type="float" office:value="57.23" calcext:value-type="float">
            <text:p>57.23</text:p>
          </table:table-cell>
          <table:table-cell office:value-type="float" office:value="1451.300049" calcext:value-type="float">
            <text:p>1451.300049</text:p>
          </table:table-cell>
        </table:table-row>
        <table:table-row table:style-name="ro1">
          <table:table-cell office:value-type="float" office:value="125.599998" calcext:value-type="float">
            <text:p>125.599998</text:p>
          </table:table-cell>
          <table:table-cell office:value-type="float" office:value="56.279999" calcext:value-type="float">
            <text:p>56.27999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23.949997" calcext:value-type="float">
            <text:p>123.949997</text:p>
          </table:table-cell>
          <table:table-cell office:value-type="float" office:value="55.900002" calcext:value-type="float">
            <text:p>55.900002</text:p>
          </table:table-cell>
          <table:table-cell office:value-type="float" office:value="1477.390015" calcext:value-type="float">
            <text:p>1477.390015</text:p>
          </table:table-cell>
        </table:table-row>
        <table:table-row table:style-name="ro1">
          <table:table-cell office:value-type="float" office:value="116.989998" calcext:value-type="float">
            <text:p>116.989998</text:p>
          </table:table-cell>
          <table:table-cell office:value-type="float" office:value="55.529999" calcext:value-type="float">
            <text:p>55.529999</text:p>
          </table:table-cell>
          <table:table-cell office:value-type="float" office:value="1402.619995" calcext:value-type="float">
            <text:p>1402.619995</text:p>
          </table:table-cell>
        </table:table-row>
        <table:table-row table:style-name="ro1">
          <table:table-cell office:value-type="float" office:value="111.199997" calcext:value-type="float">
            <text:p>111.199997</text:p>
          </table:table-cell>
          <table:table-cell office:value-type="float" office:value="53.689999" calcext:value-type="float">
            <text:p>53.689999</text:p>
          </table:table-cell>
          <table:table-cell office:value-type="float" office:value="1361.459961" calcext:value-type="float">
            <text:p>1361.459961</text:p>
          </table:table-cell>
        </table:table-row>
        <table:table-row table:style-name="ro1">
          <table:table-cell office:value-type="float" office:value="117.400002" calcext:value-type="float">
            <text:p>117.400002</text:p>
          </table:table-cell>
          <table:table-cell office:value-type="float" office:value="55.080002" calcext:value-type="float">
            <text:p>55.080002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15.169998" calcext:value-type="float">
            <text:p>115.169998</text:p>
          </table:table-cell>
          <table:table-cell office:value-type="float" office:value="54.5" calcext:value-type="float">
            <text:p>54.5</text:p>
          </table:table-cell>
          <table:table-cell office:value-type="float" office:value="1429.680054" calcext:value-type="float">
            <text:p>1429.680054</text:p>
          </table:table-cell>
        </table:table-row>
        <table:table-row table:style-name="ro1">
          <table:table-cell office:value-type="float" office:value="113.339996" calcext:value-type="float">
            <text:p>113.339996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1373.48999" calcext:value-type="float">
            <text:p>1373.48999</text:p>
          </table:table-cell>
        </table:table-row>
        <table:table-row table:style-name="ro1">
          <table:table-cell office:value-type="float" office:value="114.800003" calcext:value-type="float">
            <text:p>114.800003</text:p>
          </table:table-cell>
          <table:table-cell office:value-type="float" office:value="54.860001" calcext:value-type="float">
            <text:p>54.860001</text:p>
          </table:table-cell>
          <table:table-cell office:value-type="float" office:value="1364.670044" calcext:value-type="float">
            <text:p>1364.670044</text:p>
          </table:table-cell>
        </table:table-row>
        <table:table-row table:style-name="ro1">
          <table:table-cell office:value-type="float" office:value="113.339996" calcext:value-type="float">
            <text:p>113.339996</text:p>
          </table:table-cell>
          <table:table-cell office:value-type="float" office:value="55.25" calcext:value-type="float">
            <text:p>55.25</text:p>
          </table:table-cell>
          <table:table-cell office:value-type="float" office:value="1385.930054" calcext:value-type="float">
            <text:p>1385.930054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55.470001" calcext:value-type="float">
            <text:p>55.470001</text:p>
          </table:table-cell>
          <table:table-cell office:value-type="float" office:value="1406.25" calcext:value-type="float">
            <text:p>1406.25</text:p>
          </table:table-cell>
        </table:table-row>
        <table:table-row table:style-name="ro1">
          <table:table-cell office:value-type="float" office:value="112.860001" calcext:value-type="float">
            <text:p>112.860001</text:p>
          </table:table-cell>
          <table:table-cell office:value-type="float" office:value="56.360001" calcext:value-type="float">
            <text:p>56.360001</text:p>
          </table:table-cell>
          <table:table-cell office:value-type="float" office:value="1466.890015" calcext:value-type="float">
            <text:p>1466.890015</text:p>
          </table:table-cell>
        </table:table-row>
        <table:table-row table:style-name="ro1">
          <table:table-cell office:value-type="float" office:value="112.349998" calcext:value-type="float">
            <text:p>112.349998</text:p>
          </table:table-cell>
          <table:table-cell office:value-type="float" office:value="56.650002" calcext:value-type="float">
            <text:p>56.650002</text:p>
          </table:table-cell>
          <table:table-cell office:value-type="float" office:value="1457.369995" calcext:value-type="float">
            <text:p>1457.369995</text:p>
          </table:table-cell>
        </table:table-row>
        <table:table-row table:style-name="ro1">
          <table:table-cell office:value-type="float" office:value="112.279999" calcext:value-type="float">
            <text:p>112.279999</text:p>
          </table:table-cell>
          <table:table-cell office:value-type="float" office:value="56.290001" calcext:value-type="float">
            <text:p>56.290001</text:p>
          </table:table-cell>
          <table:table-cell office:value-type="float" office:value="1446.48999" calcext:value-type="float">
            <text:p>1446.48999</text:p>
          </table:table-cell>
        </table:table-row>
        <table:table-row table:style-name="ro1">
          <table:table-cell office:value-type="float" office:value="111.139999" calcext:value-type="float">
            <text:p>111.139999</text:p>
          </table:table-cell>
          <table:table-cell office:value-type="float" office:value="55.93" calcext:value-type="float">
            <text:p>55.93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09.550003" calcext:value-type="float">
            <text:p>109.550003</text:p>
          </table:table-cell>
          <table:table-cell office:value-type="float" office:value="55.950001" calcext:value-type="float">
            <text:p>55.950001</text:p>
          </table:table-cell>
          <table:table-cell office:value-type="float" office:value="1495.359985" calcext:value-type="float">
            <text:p>1495.359985</text:p>
          </table:table-cell>
        </table:table-row>
        <table:table-row table:style-name="ro1">
          <table:table-cell office:value-type="float" office:value="110.459999" calcext:value-type="float">
            <text:p>110.459999</text:p>
          </table:table-cell>
          <table:table-cell office:value-type="float" office:value="55.650002" calcext:value-type="float">
            <text:p>55.650002</text:p>
          </table:table-cell>
          <table:table-cell office:value-type="float" office:value="1495.339966" calcext:value-type="float">
            <text:p>1495.339966</text:p>
          </table:table-cell>
        </table:table-row>
        <table:table-row table:style-name="ro1">
          <table:table-cell office:value-type="float" office:value="113.18" calcext:value-type="float">
            <text:p>113.18</text:p>
          </table:table-cell>
          <table:table-cell office:value-type="float" office:value="56.419998" calcext:value-type="float">
            <text:p>56.419998</text:p>
          </table:table-cell>
          <table:table-cell office:value-type="float" office:value="1509.199951" calcext:value-type="float">
            <text:p>1509.199951</text:p>
          </table:table-cell>
        </table:table-row>
        <table:table-row table:style-name="ro1">
          <table:table-cell office:value-type="float" office:value="114.870003" calcext:value-type="float">
            <text:p>114.870003</text:p>
          </table:table-cell>
          <table:table-cell office:value-type="float" office:value="57.290001" calcext:value-type="float">
            <text:p>57.290001</text:p>
          </table:table-cell>
          <table:table-cell office:value-type="float" office:value="1524.5" calcext:value-type="float">
            <text:p>1524.5</text:p>
          </table:table-cell>
        </table:table-row>
        <table:table-row table:style-name="ro1">
          <table:table-cell office:value-type="float" office:value="115.019997" calcext:value-type="float">
            <text:p>115.019997</text:p>
          </table:table-cell>
          <table:table-cell office:value-type="float" office:value="56.84" calcext:value-type="float">
            <text:p>56.84</text:p>
          </table:table-cell>
          <table:table-cell office:value-type="float" office:value="1519.51001" calcext:value-type="float">
            <text:p>1519.51001</text:p>
          </table:table-cell>
        </table:table-row>
        <table:table-row table:style-name="ro1">
          <table:table-cell office:value-type="float" office:value="111.529999" calcext:value-type="float">
            <text:p>111.529999</text:p>
          </table:table-cell>
          <table:table-cell office:value-type="float" office:value="57" calcext:value-type="float">
            <text:p>57</text:p>
          </table:table-cell>
          <table:table-cell office:value-type="float" office:value="1513.599976" calcext:value-type="float">
            <text:p>1513.599976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55.720001" calcext:value-type="float">
            <text:p>55.720001</text:p>
          </table:table-cell>
          <table:table-cell office:value-type="float" office:value="1469.099976" calcext:value-type="float">
            <text:p>1469.099976</text:p>
          </table:table-cell>
        </table:table-row>
        <table:table-row table:style-name="ro1">
          <table:table-cell office:value-type="float" office:value="111.400002" calcext:value-type="float">
            <text:p>111.400002</text:p>
          </table:table-cell>
          <table:table-cell office:value-type="float" office:value="56.830002" calcext:value-type="float">
            <text:p>56.830002</text:p>
          </table:table-cell>
          <table:table-cell office:value-type="float" office:value="1494.23999" calcext:value-type="float">
            <text:p>1494.23999</text:p>
          </table:table-cell>
        </table:table-row>
        <table:table-row table:style-name="ro1">
          <table:table-cell office:value-type="float" office:value="113.849998" calcext:value-type="float">
            <text:p>113.849998</text:p>
          </table:table-cell>
          <table:table-cell office:value-type="float" office:value="57.25" calcext:value-type="float">
            <text:p>57.25</text:p>
          </table:table-cell>
          <table:table-cell office:value-type="float" office:value="1533.199951" calcext:value-type="float">
            <text:p>1533.199951</text:p>
          </table:table-cell>
        </table:table-row>
        <table:table-row table:style-name="ro1">
          <table:table-cell office:value-type="float" office:value="112.949997" calcext:value-type="float">
            <text:p>112.949997</text:p>
          </table:table-cell>
          <table:table-cell office:value-type="float" office:value="56.619999" calcext:value-type="float">
            <text:p>56.619999</text:p>
          </table:table-cell>
          <table:table-cell office:value-type="float" office:value="1526.52002" calcext:value-type="float">
            <text:p>1526.52002</text:p>
          </table:table-cell>
        </table:table-row>
        <table:table-row table:style-name="ro1">
          <table:table-cell office:value-type="float" office:value="114.599998" calcext:value-type="float">
            <text:p>114.599998</text:p>
          </table:table-cell>
          <table:table-cell office:value-type="float" office:value="57.290001" calcext:value-type="float">
            <text:p>57.29000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14.309998" calcext:value-type="float">
            <text:p>114.309998</text:p>
          </table:table-cell>
          <table:table-cell office:value-type="float" office:value="57.669998" calcext:value-type="float">
            <text:p>57.669998</text:p>
          </table:table-cell>
          <table:table-cell office:value-type="float" office:value="1563.5" calcext:value-type="float">
            <text:p>1563.5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58.669998" calcext:value-type="float">
            <text:p>58.669998</text:p>
          </table:table-cell>
          <table:table-cell office:value-type="float" office:value="1592.599976" calcext:value-type="float">
            <text:p>1592.599976</text:p>
          </table:table-cell>
        </table:table-row>
        <table:table-row table:style-name="ro1">
          <table:table-cell office:value-type="float" office:value="117.230003" calcext:value-type="float">
            <text:p>117.230003</text:p>
          </table:table-cell>
          <table:table-cell office:value-type="float" office:value="59.700001" calcext:value-type="float">
            <text:p>59.700001</text:p>
          </table:table-cell>
          <table:table-cell office:value-type="float" office:value="1615.959961" calcext:value-type="float">
            <text:p>1615.959961</text:p>
          </table:table-cell>
        </table:table-row>
        <table:table-row table:style-name="ro1">
          <table:table-cell office:value-type="float" office:value="116.980003" calcext:value-type="float">
            <text:p>116.980003</text:p>
          </table:table-cell>
          <table:table-cell office:value-type="float" office:value="59.279999" calcext:value-type="float">
            <text:p>59.279999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15.360001" calcext:value-type="float">
            <text:p>115.360001</text:p>
          </table:table-cell>
          <table:table-cell office:value-type="float" office:value="58.93" calcext:value-type="float">
            <text:p>58.93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15.400002" calcext:value-type="float">
            <text:p>115.400002</text:p>
          </table:table-cell>
          <table:table-cell office:value-type="float" office:value="59.380001" calcext:value-type="float">
            <text:p>59.380001</text:p>
          </table:table-cell>
          <table:table-cell office:value-type="float" office:value="1583.449951" calcext:value-type="float">
            <text:p>1583.449951</text:p>
          </table:table-cell>
        </table:table-row>
        <table:table-row table:style-name="ro1">
          <table:table-cell office:value-type="float" office:value="115.07" calcext:value-type="float">
            <text:p>115.07</text:p>
          </table:table-cell>
          <table:table-cell office:value-type="float" office:value="58.700001" calcext:value-type="float">
            <text:p>58.700001</text:p>
          </table:table-cell>
          <table:table-cell office:value-type="float" office:value="1554.530029" calcext:value-type="float">
            <text:p>1554.530029</text:p>
          </table:table-cell>
        </table:table-row>
        <table:table-row table:style-name="ro1">
          <table:table-cell office:value-type="float" office:value="114.550003" calcext:value-type="float">
            <text:p>114.550003</text:p>
          </table:table-cell>
          <table:table-cell office:value-type="float" office:value="58.450001" calcext:value-type="float">
            <text:p>58.450001</text:p>
          </table:table-cell>
          <table:table-cell office:value-type="float" office:value="1550.339966" calcext:value-type="float">
            <text:p>1550.339966</text:p>
          </table:table-cell>
        </table:table-row>
        <table:table-row table:style-name="ro1">
          <table:table-cell office:value-type="float" office:value="114.980003" calcext:value-type="float">
            <text:p>114.980003</text:p>
          </table:table-cell>
          <table:table-cell office:value-type="float" office:value="58.75" calcext:value-type="float">
            <text:p>58.75</text:p>
          </table:table-cell>
          <table:table-cell office:value-type="float" office:value="1586.449951" calcext:value-type="float">
            <text:p>1586.449951</text:p>
          </table:table-cell>
        </table:table-row>
        <table:table-row table:style-name="ro1">
          <table:table-cell office:value-type="float" office:value="115.550003" calcext:value-type="float">
            <text:p>115.550003</text:p>
          </table:table-cell>
          <table:table-cell office:value-type="float" office:value="58.029999" calcext:value-type="float">
            <text:p>58.029999</text:p>
          </table:table-cell>
          <table:table-cell office:value-type="float" office:value="1565.469971" calcext:value-type="float">
            <text:p>1565.469971</text:p>
          </table:table-cell>
        </table:table-row>
        <table:table-row table:style-name="ro1">
          <table:table-cell office:value-type="float" office:value="114.370003" calcext:value-type="float">
            <text:p>114.370003</text:p>
          </table:table-cell>
          <table:table-cell office:value-type="float" office:value="57.779999" calcext:value-type="float">
            <text:p>57.779999</text:p>
          </table:table-cell>
          <table:table-cell office:value-type="float" office:value="1539.01001" calcext:value-type="float">
            <text:p>1539.01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52:25.256655838</meta:creation-date>
    <dc:date>2018-03-25T20:55:17.465180905</dc:date>
    <meta:editing-duration>PT2M51S</meta:editing-duration>
    <meta:editing-cycles>2</meta:editing-cycles>
    <meta:generator>LibreOffice/5.1.6.2$Linux_X86_64 LibreOffice_project/10m0$Build-2</meta:generator>
    <meta:document-statistic meta:table-count="1" meta:cell-count="753" meta:object-count="0"/>
  </office:meta>
</office:document-meta>
</file>